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4435946.1877778" calcext:value-type="float">
            <text:p><text:s/>34,435,946 <text:s/></text:p>
          </table:table-cell>
          <table:table-cell table:style-name="ce42" office:value-type="float" office:value="4106357.52333333" calcext:value-type="float">
            <text:p><text:s/>4,106,358 <text:s/></text:p>
          </table:table-cell>
          <table:table-cell table:style-name="ce42" office:value-type="float" office:value="26986234.92" calcext:value-type="float">
            <text:p><text:s/>26,986,235 <text:s/></text:p>
          </table:table-cell>
          <table:table-cell table:style-name="ce42" office:value-type="float" office:value="118875.3" calcext:value-type="float">
            <text:p><text:s/>118,875 <text:s/></text:p>
          </table:table-cell>
          <table:table-cell table:style-name="ce42" office:value-type="float" office:value="2879677.88888889" calcext:value-type="float">
            <text:p><text:s/>2,879,6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4800.555555556" calcext:value-type="float">
            <text:p><text:s/>344,8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946" calcext:value-type="float">
            <text:p><text:s/>8,9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946" calcext:value-type="float">
            <text:p><text:s/>8,9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356327.698660064" calcext:value-type="float">
            <text:p><text:s/>-356,328 <text:s/></text:p>
          </table:table-cell>
          <table:table-cell table:style-name="ce42" office:value-type="float" office:value="19539.2066666666" calcext:value-type="float">
            <text:p><text:s/>19,539 <text:s/></text:p>
          </table:table-cell>
          <table:table-cell table:style-name="ce42" office:value-type="float" office:value="-328242.653786289" calcext:value-type="float">
            <text:p><text:s/>-328,2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64240.695984886" calcext:value-type="float">
            <text:p><text:s/>-64,2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16.4444444444" calcext:value-type="float">
            <text:p><text:s/>16,6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4783327.8864378" calcext:value-type="float">
            <text:p><text:s/>34,783,328 <text:s/></text:p>
          </table:table-cell>
          <table:table-cell table:style-name="ce43" office:value-type="float" office:value="4086818.31666667" calcext:value-type="float">
            <text:p><text:s/>4,086,818 <text:s/></text:p>
          </table:table-cell>
          <table:table-cell table:style-name="ce43" office:value-type="float" office:value="27314477.5737863" calcext:value-type="float">
            <text:p><text:s/>27,314,478 <text:s/></text:p>
          </table:table-cell>
          <table:table-cell table:style-name="ce43" office:value-type="float" office:value="118875.3" calcext:value-type="float">
            <text:p><text:s/>118,875 <text:s/></text:p>
          </table:table-cell>
          <table:table-cell table:style-name="ce43" office:value-type="float" office:value="2943918.58487378" calcext:value-type="float">
            <text:p><text:s/>2,943,91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19238.111111111" calcext:value-type="float">
            <text:p><text:s/>319,23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819348.962322221" calcext:value-type="float">
            <text:p><text:s/>819,349 <text:s/></text:p>
          </table:table-cell>
          <table:table-cell table:style-name="ce43" office:value-type="float" office:value="95245.6488888888" calcext:value-type="float">
            <text:p><text:s/>95,246 <text:s/></text:p>
          </table:table-cell>
          <table:table-cell table:style-name="ce43" office:value-type="float" office:value="716581.713333332" calcext:value-type="float">
            <text:p><text:s/>716,58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521.60009999994" calcext:value-type="float">
            <text:p><text:s/>7,52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2645346.9913039" calcext:value-type="float">
            <text:p><text:s/>32,645,347 <text:s/></text:p>
          </table:table-cell>
          <table:table-cell table:style-name="ce42" office:value-type="float" office:value="3991572.66777778" calcext:value-type="float">
            <text:p><text:s/>3,991,573 <text:s/></text:p>
          </table:table-cell>
          <table:table-cell table:style-name="ce42" office:value-type="float" office:value="21984587.3247301" calcext:value-type="float">
            <text:p><text:s/>21,984,5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43918.58487378" calcext:value-type="float">
            <text:p><text:s/>2,943,9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56124.06392222" calcext:value-type="float">
            <text:p><text:s/>3,056,1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493776.49666667" calcext:value-type="float">
            <text:p><text:s/>4,493,776 <text:s/></text:p>
          </table:table-cell>
          <table:table-cell table:style-name="ce42" office:value-type="float" office:value="3991572.66777778" calcext:value-type="float">
            <text:p><text:s/>3,991,573 <text:s/></text:p>
          </table:table-cell>
          <table:table-cell table:style-name="ce42" office:value-type="float" office:value="502203.828888889" calcext:value-type="float">
            <text:p><text:s/>502,2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007351.78597778" calcext:value-type="float">
            <text:p><text:s/>4,007,3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1227.722055556" calcext:value-type="float">
            <text:p><text:s/>951,2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56124.06392222" calcext:value-type="float">
            <text:p><text:s/>3,056,1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050171.4453267" calcext:value-type="float">
            <text:p><text:s/>18,050,1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04558.1937863" calcext:value-type="float">
            <text:p><text:s/>15,304,5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5613.25154044" calcext:value-type="float">
            <text:p><text:s/>2,745,6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74010.275555556" calcext:value-type="float">
            <text:p><text:s/>174,0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010.275555556" calcext:value-type="float">
            <text:p><text:s/>174,0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5920036.98777715" calcext:value-type="float">
            <text:p><text:s/>5,920,03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052587.30444382" calcext:value-type="float">
            <text:p><text:s/>5,052,58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8305.333333333" calcext:value-type="float">
            <text:p><text:s/>198,30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924262.84877778" calcext:value-type="float">
            <text:p><text:s/>5,924,2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472803.44444444" calcext:value-type="float">
            <text:p><text:s/>3,472,8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924262.84877778" calcext:value-type="float">
            <text:p><text:s/>5,924,2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472803.44444444" calcext:value-type="float">
            <text:p><text:s/>3,472,8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26218.045666667" calcext:value-type="float">
            <text:p><text:s/>926,21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35029.688333333" calcext:value-type="float">
            <text:p><text:s/>435,03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91188.357333333" calcext:value-type="float">
            <text:p><text:s/>491,18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996.6739" calcext:value-type="float">
            <text:p><text:s/>5,99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451.06656666667" calcext:value-type="float">
            <text:p><text:s/>2,45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310680.06202285" calcext:value-type="float">
            <text:p><text:s/>6,310,68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13308.53572285" calcext:value-type="float">
            <text:p><text:s/>4,613,309 <text:s/></text:p>
          </table:table-cell>
          <table:table-cell table:style-name="ce44" office:value-type="float" office:value="118875.3" calcext:value-type="float">
            <text:p><text:s/>118,87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25944.824966667" calcext:value-type="float">
            <text:p><text:s/>725,94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001425.59535618" calcext:value-type="float">
            <text:p><text:s/>6,001,42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13308.53572285" calcext:value-type="float">
            <text:p><text:s/>4,613,309 <text:s/></text:p>
          </table:table-cell>
          <table:table-cell table:style-name="ce44" office:value-type="float" office:value="90166.0555555556" calcext:value-type="float">
            <text:p><text:s/>90,16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45399.602744444" calcext:value-type="float">
            <text:p><text:s/>445,40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001425.59535618" calcext:value-type="float">
            <text:p><text:s/>6,001,4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13308.53572285" calcext:value-type="float">
            <text:p><text:s/>4,613,309 <text:s/></text:p>
          </table:table-cell>
          <table:table-cell table:style-name="ce42" office:value-type="float" office:value="90166.0555555556" calcext:value-type="float">
            <text:p><text:s/>90,1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5399.602744444" calcext:value-type="float">
            <text:p><text:s/>445,4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1240.6931812587" calcext:value-type="float">
            <text:p><text:s/>71,2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240.6931812587" calcext:value-type="float">
            <text:p><text:s/>71,2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01637.102840272" calcext:value-type="float">
            <text:p><text:s/>301,6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1637.102840272" calcext:value-type="float">
            <text:p><text:s/>301,6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365765.12272239" calcext:value-type="float">
            <text:p><text:s/>2,365,7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5765.12272239" calcext:value-type="float">
            <text:p><text:s/>2,365,7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636977.96864792" calcext:value-type="float">
            <text:p><text:s/>1,636,9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6977.96864792" calcext:value-type="float">
            <text:p><text:s/>1,636,9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254.29333333333" calcext:value-type="float">
            <text:p>( 6,25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254.29333333333" calcext:value-type="float">
            <text:p>( 6,25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630723.67531459" calcext:value-type="float">
            <text:p>( 1,630,72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630723.67531459" calcext:value-type="float">
            <text:p>( 1,630,72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98922.353139712" calcext:value-type="float">
            <text:p><text:s/>398,9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8922.353139712" calcext:value-type="float">
            <text:p><text:s/>398,9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29864.800934762" calcext:value-type="float">
            <text:p><text:s/>329,8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9864.800934762" calcext:value-type="float">
            <text:p><text:s/>329,8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52506.41777778" calcext:value-type="float">
            <text:p><text:s/>1,852,5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52506.41777778" calcext:value-type="float">
            <text:p><text:s/>1,852,5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96232.17777778" calcext:value-type="float">
            <text:p><text:s/>1,696,2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6232.17777778" calcext:value-type="float">
            <text:p><text:s/>1,696,2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56274.24" calcext:value-type="float">
            <text:p><text:s/>156,2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274.24" calcext:value-type="float">
            <text:p><text:s/>156,2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88117.05963333" calcext:value-type="float">
            <text:p><text:s/>1,388,1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166.0555555556" calcext:value-type="float">
            <text:p><text:s/>90,1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5399.602744444" calcext:value-type="float">
            <text:p><text:s/>445,4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88117.05963333" calcext:value-type="float">
            <text:p><text:s/>1,388,1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166.0555555556" calcext:value-type="float">
            <text:p><text:s/>90,1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5399.602744444" calcext:value-type="float">
            <text:p><text:s/>445,4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2159.1992011481" calcext:value-type="float">
            <text:p><text:s/>22,1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59.1992011481" calcext:value-type="float">
            <text:p><text:s/>22,1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09254.466666667" calcext:value-type="float">
            <text:p><text:s/>309,25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709.2444444444" calcext:value-type="float">
            <text:p><text:s/>28,7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545.222222222" calcext:value-type="float">
            <text:p><text:s/>280,5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09254.466666667" calcext:value-type="float">
            <text:p><text:s/>309,25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709.2444444444" calcext:value-type="float">
            <text:p><text:s/>28,7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545.222222222" calcext:value-type="float">
            <text:p><text:s/>280,5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02885567.760586" calcext:value-type="float">
            <text:p><text:s/>102,885,5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622763.5319127" calcext:value-type="float">
            <text:p><text:s/>87,622,7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62804.2286733" calcext:value-type="float">
            <text:p><text:s/>15,262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7206127.736" calcext:value-type="float">
            <text:p><text:s/>77,206,1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441968.5073267" calcext:value-type="float">
            <text:p><text:s/>65,441,9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64159.2286733" calcext:value-type="float">
            <text:p><text:s/>11,764,1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543779.47978" calcext:value-type="float">
            <text:p><text:s/>543,7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3779.47978" calcext:value-type="float">
            <text:p><text:s/>543,7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5135660.544806" calcext:value-type="float">
            <text:p><text:s/>25,135,6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37015.544806" calcext:value-type="float">
            <text:p><text:s/>21,637,0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98645" calcext:value-type="float">
            <text:p><text:s/>3,498,6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80993.417573" calcext:value-type="float">
            <text:p><text:s/>280,9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993.417573" calcext:value-type="float">
            <text:p><text:s/>280,9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80993.417573" calcext:value-type="float">
            <text:p><text:s/>280,99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80993.417573" calcext:value-type="float">
            <text:p><text:s/>280,99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54386.9217083415" calcext:value-type="float">
            <text:p><text:s/>54,387 <text:s/></text:p>
          </table:table-cell>
          <table:table-cell table:style-name="ce41" office:value-type="float" office:value="51097" calcext:value-type="float">
            <text:p><text:s/>51,097 <text:s/></text:p>
          </table:table-cell>
          <table:table-cell table:style-name="ce41" office:value-type="float" office:value="3289.9217083415" calcext:value-type="float">
            <text:p><text:s/>3,290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190942.2308004" calcext:value-type="float">
            <text:p><text:s/>56,190,942 <text:s/></text:p>
          </table:table-cell>
          <table:table-cell table:style-name="ce42" office:value-type="float" office:value="45659273" calcext:value-type="float">
            <text:p><text:s/>45,659,2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462.893" calcext:value-type="float">
            <text:p><text:s/>118,4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9188.80084" calcext:value-type="float">
            <text:p><text:s/>1,159,1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37331.46932462" calcext:value-type="float">
            <text:p><text:s/>6,837,3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6899.98695" calcext:value-type="float">
            <text:p><text:s/>486,9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89551.2" calcext:value-type="float">
            <text:p><text:s/>2,789,5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8306.66666667" calcext:value-type="float">
            <text:p><text:s/>1,948,3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406159.871812778" calcext:value-type="float">
            <text:p><text:s/>-406,160 <text:s/></text:p>
          </table:table-cell>
          <table:table-cell table:style-name="ce42" office:value-type="float" office:value="-73589" calcext:value-type="float">
            <text:p><text:s/>-73,5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0.00000000002226715" calcext:value-type="float">
            <text:p><text:s/>-0 <text:s/></text:p>
          </table:table-cell>
          <table:table-cell table:style-name="ce42" office:value-type="float" office:value="-29757.6130238889" calcext:value-type="float">
            <text:p><text:s/>-29,75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5076299.6883303" calcext:value-type="float">
            <text:p><text:s/>45,076,300 <text:s/></text:p>
          </table:table-cell>
          <table:table-cell table:style-name="ce43" office:value-type="float" office:value="45783959" calcext:value-type="float">
            <text:p><text:s/>45,783,959 <text:s/></text:p>
          </table:table-cell>
          <table:table-cell table:style-name="ce43" office:value-type="float" office:value="3289.9217083415" calcext:value-type="float">
            <text:p><text:s/>3,290 <text:s/></text:p>
          </table:table-cell>
          <table:table-cell table:style-name="ce43" office:value-type="float" office:value="118462.893" calcext:value-type="float">
            <text:p><text:s/>118,463 <text:s/></text:p>
          </table:table-cell>
          <table:table-cell table:style-name="ce43" office:value-type="float" office:value="0.00000000002226715" calcext:value-type="float">
            <text:p><text:s/>0 <text:s/></text:p>
          </table:table-cell>
          <table:table-cell table:style-name="ce43" office:value-type="float" office:value="702046.426913889" calcext:value-type="float">
            <text:p><text:s/>702,0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34951.66455" calcext:value-type="float">
            <text:p><text:s/>4,934,9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068.16455" calcext:value-type="float">
            <text:p><text:s/>35,06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12333" calcext:value-type="float">
            <text:p><text:s/>0 <text:s/></text:p>
          </table:table-cell>
          <table:table-cell table:style-name="ce43" office:value-type="float" office:value="0.000000000001659" calcext:value-type="float">
            <text:p><text:s/>0 <text:s/></text:p>
          </table:table-cell>
          <table:table-cell table:style-name="ce43" office:value-type="float" office:value="-0.000000000000735" calcext:value-type="float">
            <text:p><text:s/>-0 <text:s/></text:p>
          </table:table-cell>
          <table:table-cell table:style-name="ce43" office:value-type="float" office:value="-600625.409255767" calcext:value-type="float">
            <text:p><text:s/>-600,625 <text:s/></text:p>
          </table:table-cell>
          <table:table-cell table:style-name="ce43" office:value-type="float" office:value="-10357" calcext:value-type="float">
            <text:p><text:s/>-10,35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391.75189888886" calcext:value-type="float">
            <text:p><text:s/>8,3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3970" calcext:value-type="float">
            <text:p><text:s/>123,970 <text:s/></text:p>
          </table:table-cell>
          <table:table-cell table:style-name="ce42" office:value-type="float" office:value="445716.553333333" calcext:value-type="float">
            <text:p><text:s/>445,717 <text:s/></text:p>
          </table:table-cell>
          <table:table-cell table:style-name="ce42" office:value-type="float" office:value="99457.7966666667" calcext:value-type="float">
            <text:p><text:s/>99,458 <text:s/></text:p>
          </table:table-cell>
          <table:table-cell table:style-name="ce42" office:value-type="float" office:value="50844213.3728805" calcext:value-type="float">
            <text:p><text:s/>50,844,213 <text:s/></text:p>
          </table:table-cell>
          <table:table-cell table:style-name="ce42" office:value-type="float" office:value="45794316" calcext:value-type="float">
            <text:p><text:s/>45,794,316 <text:s/></text:p>
          </table:table-cell>
          <table:table-cell table:style-name="ce42" office:value-type="float" office:value="3289.9217083415" calcext:value-type="float">
            <text:p><text:s/>3,290 <text:s/></text:p>
          </table:table-cell>
          <table:table-cell table:style-name="ce42" office:value-type="float" office:value="118462.893" calcext:value-type="float">
            <text:p><text:s/>118,463 <text:s/></text:p>
          </table:table-cell>
          <table:table-cell table:style-name="ce42" office:value-type="float" office:value="9274.89113056295" calcext:value-type="float">
            <text:p><text:s/>9,2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916068.8147083" calcext:value-type="float">
            <text:p><text:s/>45,916,069 <text:s/></text:p>
          </table:table-cell>
          <table:table-cell table:style-name="ce42" office:value-type="float" office:value="45794316" calcext:value-type="float">
            <text:p><text:s/>45,794,316 <text:s/></text:p>
          </table:table-cell>
          <table:table-cell table:style-name="ce42" office:value-type="float" office:value="3289.9217083415" calcext:value-type="float">
            <text:p><text:s/>3,290 <text:s/></text:p>
          </table:table-cell>
          <table:table-cell table:style-name="ce42" office:value-type="float" office:value="118462.893" calcext:value-type="float">
            <text:p><text:s/>118,4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6388.53333333" calcext:value-type="float">
            <text:p><text:s/>3,996,3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497.0666666667" calcext:value-type="float">
            <text:p><text:s/>34,4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3970" calcext:value-type="float">
            <text:p><text:s/>123,970 <text:s/></text:p>
          </table:table-cell>
          <table:table-cell table:style-name="ce43" office:value-type="float" office:value="445716.553333333" calcext:value-type="float">
            <text:p><text:s/>445,717 <text:s/></text:p>
          </table:table-cell>
          <table:table-cell table:style-name="ce43" office:value-type="float" office:value="99457.7966666667" calcext:value-type="float">
            <text:p><text:s/>99,458 <text:s/></text:p>
          </table:table-cell>
          <table:table-cell table:style-name="ce43" office:value-type="float" office:value="897258.958172171" calcext:value-type="float">
            <text:p><text:s/>897,25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274.89113056295" calcext:value-type="float">
            <text:p><text:s/>9,27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70340" calcext:value-type="float">
            <text:p><text:s/>970,340 <text:s/></text:p>
          </table:table-cell>
          <table:table-cell table:style-name="ce42" office:value-type="float" office:value="1284670.47566667" calcext:value-type="float">
            <text:p><text:s/>1,284,670 <text:s/></text:p>
          </table:table-cell>
          <table:table-cell table:style-name="ce42" office:value-type="float" office:value="196448.928666667" calcext:value-type="float">
            <text:p><text:s/>196,449 <text:s/></text:p>
          </table:table-cell>
          <table:table-cell table:style-name="ce42" office:value-type="float" office:value="50304345.3218433" calcext:value-type="float">
            <text:p><text:s/>50,304,3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4740.66527222" calcext:value-type="float">
            <text:p><text:s/>1,334,741 <text:s/></text:p>
          </table:table-cell>
          <table:table-cell table:style-name="ce42" office:value-type="float" office:value="1609150.94659" calcext:value-type="float">
            <text:p><text:s/>1,609,1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70340" calcext:value-type="float">
            <text:p><text:s/>970,340 <text:s/></text:p>
          </table:table-cell>
          <table:table-cell table:style-name="ce42" office:value-type="float" office:value="1284670.47566667" calcext:value-type="float">
            <text:p><text:s/>1,284,670 <text:s/></text:p>
          </table:table-cell>
          <table:table-cell table:style-name="ce42" office:value-type="float" office:value="196448.928666667" calcext:value-type="float">
            <text:p><text:s/>196,449 <text:s/></text:p>
          </table:table-cell>
          <table:table-cell table:style-name="ce42" office:value-type="float" office:value="46924493.5189633" calcext:value-type="float">
            <text:p><text:s/>46,924,4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4740.66527222" calcext:value-type="float">
            <text:p><text:s/>1,334,741 <text:s/></text:p>
          </table:table-cell>
          <table:table-cell table:style-name="ce42" office:value-type="float" office:value="1386634.72771" calcext:value-type="float">
            <text:p><text:s/>1,386,63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379851.80288" calcext:value-type="float">
            <text:p><text:s/>3,379,85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22516.21888" calcext:value-type="float">
            <text:p><text:s/>222,5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62015.133333333" calcext:value-type="float">
            <text:p><text:s/>262,015 <text:s/></text:p>
          </table:table-cell>
          <table:table-cell table:style-name="ce42" office:value-type="float" office:value="613059.388666667" calcext:value-type="float">
            <text:p><text:s/>613,059 <text:s/></text:p>
          </table:table-cell>
          <table:table-cell table:style-name="ce42" office:value-type="float" office:value="51143.5236666667" calcext:value-type="float">
            <text:p><text:s/>51,144 <text:s/></text:p>
          </table:table-cell>
          <table:table-cell table:style-name="ce42" office:value-type="float" office:value="2240602.66140402" calcext:value-type="float">
            <text:p><text:s/>2,240,60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5423.01572943" calcext:value-type="float">
            <text:p><text:s/>1,325,423 <text:s/></text:p>
          </table:table-cell>
          <table:table-cell table:style-name="ce42" office:value-type="float" office:value="14760.39351" calcext:value-type="float">
            <text:p><text:s/>14,7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2" calcext:value-type="float">
            <text:p><text:s/>6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47741.533333333" calcext:value-type="float">
            <text:p><text:s/>147,742 <text:s/></text:p>
          </table:table-cell>
          <table:table-cell table:style-name="ce42" office:value-type="float" office:value="236144.631333333" calcext:value-type="float">
            <text:p><text:s/>236,145 <text:s/></text:p>
          </table:table-cell>
          <table:table-cell table:style-name="ce42" office:value-type="float" office:value="51143.5236666667" calcext:value-type="float">
            <text:p><text:s/>51,144 <text:s/></text:p>
          </table:table-cell>
          <table:table-cell table:style-name="ce42" office:value-type="float" office:value="6838.93333333333" calcext:value-type="float">
            <text:p><text:s/>6,8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14273.6" calcext:value-type="float">
            <text:p><text:s/>114,274 <text:s/></text:p>
          </table:table-cell>
          <table:table-cell table:style-name="ce42" office:value-type="float" office:value="376914.757333333" calcext:value-type="float">
            <text:p><text:s/>376,9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6111111111111" calcext:value-type="float">
            <text:p><text:s/>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9631.44807958" calcext:value-type="float">
            <text:p><text:s/>2,229,6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5423.01572943" calcext:value-type="float">
            <text:p><text:s/>1,325,423 <text:s/></text:p>
          </table:table-cell>
          <table:table-cell table:style-name="ce42" office:value-type="float" office:value="13227.12463" calcext:value-type="float">
            <text:p><text:s/>13,2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8" calcext:value-type="float">
            <text:p><text:s/>1,8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50.66888" calcext:value-type="float">
            <text:p><text:s/>1,55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533.26888" calcext:value-type="float">
            <text:p><text:s/>1,53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21.066666666667" calcext:value-type="float">
            <text:p><text:s/>321 <text:s/></text:p>
          </table:table-cell>
          <table:table-cell table:style-name="ce44" office:value-type="float" office:value="2637.05166666667" calcext:value-type="float">
            <text:p><text:s/>2,637 <text:s/></text:p>
          </table:table-cell>
          <table:table-cell table:style-name="ce44" office:value-type="float" office:value="587.489" calcext:value-type="float">
            <text:p><text:s/>58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84033.8" calcext:value-type="float">
            <text:p><text:s/>584,034 <text:s/></text:p>
          </table:table-cell>
          <table:table-cell table:style-name="ce44" office:value-type="float" office:value="223257.482" calcext:value-type="float">
            <text:p><text:s/>223,257 <text:s/></text:p>
          </table:table-cell>
          <table:table-cell table:style-name="ce44" office:value-type="float" office:value="45260.1193333333" calcext:value-type="float">
            <text:p><text:s/>45,260 <text:s/></text:p>
          </table:table-cell>
          <table:table-cell table:style-name="ce44" office:value-type="float" office:value="37961502.7205948" calcext:value-type="float">
            <text:p><text:s/>37,961,50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2.7584122292711" calcext:value-type="float">
            <text:p><text:s/>43 <text:s/></text:p>
          </table:table-cell>
          <table:table-cell table:style-name="ce44" office:value-type="float" office:value="2252977.063545" calcext:value-type="float">
            <text:p><text:s/>2,252,97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84033.8" calcext:value-type="float">
            <text:p><text:s/>584,034 <text:s/></text:p>
          </table:table-cell>
          <table:table-cell table:style-name="ce44" office:value-type="float" office:value="223257.482" calcext:value-type="float">
            <text:p><text:s/>223,257 <text:s/></text:p>
          </table:table-cell>
          <table:table-cell table:style-name="ce44" office:value-type="float" office:value="45260.1193333333" calcext:value-type="float">
            <text:p><text:s/>45,260 <text:s/></text:p>
          </table:table-cell>
          <table:table-cell table:style-name="ce44" office:value-type="float" office:value="23345605.0344088" calcext:value-type="float">
            <text:p><text:s/>23,345,60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2.7584122292711" calcext:value-type="float">
            <text:p><text:s/>43 <text:s/></text:p>
          </table:table-cell>
          <table:table-cell table:style-name="ce44" office:value-type="float" office:value="2234068.534385" calcext:value-type="float">
            <text:p><text:s/>2,234,0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84033.8" calcext:value-type="float">
            <text:p><text:s/>584,034 <text:s/></text:p>
          </table:table-cell>
          <table:table-cell table:style-name="ce42" office:value-type="float" office:value="223257.482" calcext:value-type="float">
            <text:p><text:s/>223,257 <text:s/></text:p>
          </table:table-cell>
          <table:table-cell table:style-name="ce42" office:value-type="float" office:value="45260.1193333333" calcext:value-type="float">
            <text:p><text:s/>45,260 <text:s/></text:p>
          </table:table-cell>
          <table:table-cell table:style-name="ce42" office:value-type="float" office:value="6927989.90683603" calcext:value-type="float">
            <text:p><text:s/>6,927,9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.7584122292711" calcext:value-type="float">
            <text:p><text:s/>43 <text:s/></text:p>
          </table:table-cell>
          <table:table-cell table:style-name="ce42" office:value-type="float" office:value="616546.98459" calcext:value-type="float">
            <text:p><text:s/>616,5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868.2168333333" calcext:value-type="float">
            <text:p><text:s/>42,8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07.2835" calcext:value-type="float">
            <text:p><text:s/>1,4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962.487787611" calcext:value-type="float">
            <text:p><text:s/>385,9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73.10765" calcext:value-type="float">
            <text:p><text:s/>8,9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8374.55838463" calcext:value-type="float">
            <text:p><text:s/>1,168,3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03.52768" calcext:value-type="float">
            <text:p><text:s/>4,8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365.92795" calcext:value-type="float">
            <text:p><text:s/>27,3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24.32795" calcext:value-type="float">
            <text:p><text:s/>2,1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60.25977333333" calcext:value-type="float">
            <text:p><text:s/>5,4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0.52644" calcext:value-type="float">
            <text:p><text:s/>2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127.777972763" calcext:value-type="float">
            <text:p><text:s/>374,1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05.48488" calcext:value-type="float">
            <text:p><text:s/>2,6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39.71148" calcext:value-type="float">
            <text:p><text:s/>8,3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23.11148" calcext:value-type="float">
            <text:p><text:s/>4,7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1197.8807206" calcext:value-type="float">
            <text:p><text:s/>2,061,1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.7584122292711" calcext:value-type="float">
            <text:p><text:s/>43 <text:s/></text:p>
          </table:table-cell>
          <table:table-cell table:style-name="ce42" office:value-type="float" office:value="273504.87809" calcext:value-type="float">
            <text:p><text:s/>273,5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6333.40930069" calcext:value-type="float">
            <text:p><text:s/>1,396,3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488.46196" calcext:value-type="float">
            <text:p><text:s/>30,4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16150.258785221" calcext:value-type="float">
            <text:p>( 916,15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5678.47846" calcext:value-type="float">
            <text:p>( 15,67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80183.150515471" calcext:value-type="float">
            <text:p>( 480,18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4809.9835" calcext:value-type="float">
            <text:p>( 14,81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092.0064795013" calcext:value-type="float">
            <text:p><text:s/>50,0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.7584122292711" calcext:value-type="float">
            <text:p><text:s/>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521.915477075" calcext:value-type="float">
            <text:p><text:s/>253,5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61250.549463333" calcext:value-type="float">
            <text:p><text:s/>361,25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43016.41613" calcext:value-type="float">
            <text:p><text:s/>243,0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9504.55962" calcext:value-type="float">
            <text:p><text:s/>289,5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64.95962" calcext:value-type="float">
            <text:p><text:s/>4,5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020.8272933333" calcext:value-type="float">
            <text:p><text:s/>43,0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27.49396" calcext:value-type="float">
            <text:p><text:s/>5,82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14028.977563333" calcext:value-type="float">
            <text:p><text:s/>114,02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849.64423" calcext:value-type="float">
            <text:p><text:s/>9,8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6867.488184444" calcext:value-type="float">
            <text:p><text:s/>466,8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661.44374" calcext:value-type="float">
            <text:p><text:s/>21,6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109.4500177778" calcext:value-type="float">
            <text:p><text:s/>90,1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4.27224" calcext:value-type="float">
            <text:p><text:s/>9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6758.038166667" calcext:value-type="float">
            <text:p><text:s/>376,7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707.1715" calcext:value-type="float">
            <text:p><text:s/>20,7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0728.4630655556" calcext:value-type="float">
            <text:p>( 40,72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2347.90751" calcext:value-type="float">
            <text:p>( 12,34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7657.49651333333" calcext:value-type="float">
            <text:p>( 7,65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994.16318" calcext:value-type="float">
            <text:p>( 2,99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84033.8" calcext:value-type="float">
            <text:p><text:s/>584,034 <text:s/></text:p>
          </table:table-cell>
          <table:table-cell table:style-name="ce42" office:value-type="float" office:value="223257.482" calcext:value-type="float">
            <text:p><text:s/>223,257 <text:s/></text:p>
          </table:table-cell>
          <table:table-cell table:style-name="ce42" office:value-type="float" office:value="45260.1193333333" calcext:value-type="float">
            <text:p><text:s/>45,260 <text:s/></text:p>
          </table:table-cell>
          <table:table-cell table:style-name="ce42" office:value-type="float" office:value="692052.771983333" calcext:value-type="float">
            <text:p><text:s/>692,0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079.01465" calcext:value-type="float">
            <text:p><text:s/>68,0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84033.8" calcext:value-type="float">
            <text:p><text:s/>584,034 <text:s/></text:p>
          </table:table-cell>
          <table:table-cell table:style-name="ce42" office:value-type="float" office:value="223257.482" calcext:value-type="float">
            <text:p><text:s/>223,257 <text:s/></text:p>
          </table:table-cell>
          <table:table-cell table:style-name="ce42" office:value-type="float" office:value="45260.1193333333" calcext:value-type="float">
            <text:p><text:s/>45,260 <text:s/></text:p>
          </table:table-cell>
          <table:table-cell table:style-name="ce42" office:value-type="float" office:value="572397.688682222" calcext:value-type="float">
            <text:p><text:s/>572,3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772.74246" calcext:value-type="float">
            <text:p><text:s/>46,7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655.083301111" calcext:value-type="float">
            <text:p><text:s/>119,6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306.27219" calcext:value-type="float">
            <text:p><text:s/>21,3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9228.8283" calcext:value-type="float">
            <text:p>( 29,22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090.0283" calcext:value-type="float">
            <text:p>( 7,09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658.93062" calcext:value-type="float">
            <text:p><text:s/>111,6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348.93062" calcext:value-type="float">
            <text:p><text:s/>14,34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7178.767746667" calcext:value-type="float">
            <text:p><text:s/>177,17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685.90108" calcext:value-type="float">
            <text:p><text:s/>2,6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912.935633385" calcext:value-type="float">
            <text:p><text:s/>378,9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96.88823" calcext:value-type="float">
            <text:p><text:s/>6,0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911.459615556" calcext:value-type="float">
            <text:p><text:s/>111,9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52.40406" calcext:value-type="float">
            <text:p><text:s/>9,3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4263.1835" calcext:value-type="float">
            <text:p><text:s/>314,2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642.3835" calcext:value-type="float">
            <text:p><text:s/>175,6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6.727903708" calcext:value-type="float">
            <text:p><text:s/>9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799.139896667" calcext:value-type="float">
            <text:p><text:s/>148,7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.67323" calcext:value-type="float">
            <text:p><text:s/>6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117.31637333333" calcext:value-type="float">
            <text:p><text:s/>5,11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15393.7473294" calcext:value-type="float">
            <text:p><text:s/>12,915,3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999.102885" calcext:value-type="float">
            <text:p><text:s/>17,9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422.444444444" calcext:value-type="float">
            <text:p><text:s/>280,4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69409.0362183" calcext:value-type="float">
            <text:p><text:s/>12,169,4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999.102885" calcext:value-type="float">
            <text:p><text:s/>17,9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951.4666666667" calcext:value-type="float">
            <text:p><text:s/>41,9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3610.8" calcext:value-type="float">
            <text:p><text:s/>423,6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9236.552606667" calcext:value-type="float">
            <text:p><text:s/>879,2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.48594" calcext:value-type="float">
            <text:p><text:s/>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1.61927333333" calcext:value-type="float">
            <text:p><text:s/>2,7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.48594" calcext:value-type="float">
            <text:p><text:s/>2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76524.933333333" calcext:value-type="float">
            <text:p><text:s/>876,52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2423.04750667" calcext:value-type="float">
            <text:p><text:s/>1,102,4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931.18084" calcext:value-type="float">
            <text:p><text:s/>78,9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4222.893592222" calcext:value-type="float">
            <text:p><text:s/>404,2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622.37137" calcext:value-type="float">
            <text:p><text:s/>73,6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64.04444444444" calcext:value-type="float">
            <text:p><text:s/>8,4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46.61387333333" calcext:value-type="float">
            <text:p><text:s/>8,6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6805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89.6" calcext:value-type="float">
            <text:p><text:s/>12,0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80.6" calcext:value-type="float">
            <text:p><text:s/>7,8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3744.844444444" calcext:value-type="float">
            <text:p><text:s/>483,7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7374.451152222" calcext:value-type="float">
            <text:p><text:s/>177,37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306.12893" calcext:value-type="float">
            <text:p><text:s/>5,30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520561.78013" calcext:value-type="float">
            <text:p><text:s/>1,520,56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520561.78013" calcext:value-type="float">
            <text:p><text:s/>1,520,5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15897.686186" calcext:value-type="float">
            <text:p><text:s/>14,615,8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908.52916" calcext:value-type="float">
            <text:p><text:s/>18,9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15897.686186" calcext:value-type="float">
            <text:p><text:s/>14,615,8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908.52916" calcext:value-type="float">
            <text:p><text:s/>18,9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341749.0624933" calcext:value-type="float">
            <text:p>( 11,341,74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8908.52916" calcext:value-type="float">
            <text:p>( 18,90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92578.142782" calcext:value-type="float">
            <text:p><text:s/>20,992,5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134.415999" calcext:value-type="float">
            <text:p><text:s/>51,1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029047.962" calcext:value-type="float">
            <text:p><text:s/>16,029,0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517.138665" calcext:value-type="float">
            <text:p><text:s/>97,5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66013.042117" calcext:value-type="float">
            <text:p><text:s/>4,866,0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134.415999" calcext:value-type="float">
            <text:p><text:s/>51,1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27.512823" calcext:value-type="float">
            <text:p><text:s/>7,5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527.512823" calcext:value-type="float">
            <text:p><text:s/>7,52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44594.73333333" calcext:value-type="float">
            <text:p><text:s/>6,144,595 <text:s/></text:p>
          </table:table-cell>
          <table:table-cell table:number-columns-repeated="2" table:style-name="ce42" office:value-type="float" office:value="290480.666666667" calcext:value-type="float">
            <text:p><text:s/>290,4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59.2757735441" calcext:value-type="float">
            <text:p><text:s/>21,359 <text:s/></text:p>
          </table:table-cell>
          <table:table-cell table:number-columns-repeated="2" table:style-name="ce42" office:value-type="float" office:value="1107392" calcext:value-type="float">
            <text:p><text:s/>1,107,3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7129.777777778" calcext:value-type="float">
            <text:p><text:s/>857,130 <text:s/></text:p>
          </table:table-cell>
          <table:table-cell table:style-name="ce42" office:value-type="float" office:value="184292.277777778" calcext:value-type="float">
            <text:p><text:s/>184,2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948306.66666667" calcext:value-type="float">
            <text:p><text:s/>1,948,3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31536.266666667" calcext:value-type="float">
            <text:p><text:s/>-31,536 <text:s/></text:p>
          </table:table-cell>
          <table:table-cell table:number-columns-repeated="2" table:style-name="ce42" office:value-type="float" office:value="-34472.5333333335" calcext:value-type="float">
            <text:p><text:s/>-34,473 <text:s/></text:p>
          </table:table-cell>
          <table:table-cell table:style-name="ce42" office:value-type="float" office:value="-10" calcext:value-type="float">
            <text:p><text:s/>-10 <text:s/></text:p>
          </table:table-cell>
          <table:table-cell table:style-name="ce42" office:value-type="float" office:value="-14442.8645272244" calcext:value-type="float">
            <text:p><text:s/>-14,443 <text:s/></text:p>
          </table:table-cell>
          <table:table-cell table:style-name="ce42" office:value-type="float" office:value="-288827.357694998" calcext:value-type="float">
            <text:p><text:s/>-288,827 <text:s/></text:p>
          </table:table-cell>
          <table:table-cell table:style-name="ce42" office:value-type="float" office:value="17185.1111111111" calcext:value-type="float">
            <text:p><text:s/>17,18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154771.72422646" calcext:value-type="float">
            <text:p><text:s/>6,154,772 <text:s/></text:p>
          </table:table-cell>
          <table:table-cell table:number-columns-repeated="2" table:style-name="ce43" office:value-type="float" office:value="-782438.8" calcext:value-type="float">
            <text:p><text:s/>-782,439 <text:s/></text:p>
          </table:table-cell>
          <table:table-cell table:style-name="ce43" office:value-type="float" office:value="10" calcext:value-type="float">
            <text:p><text:s/>10 <text:s/></text:p>
          </table:table-cell>
          <table:table-cell table:style-name="ce43" office:value-type="float" office:value="14442.8645272244" calcext:value-type="float">
            <text:p><text:s/>14,443 <text:s/></text:p>
          </table:table-cell>
          <table:table-cell table:style-name="ce43" office:value-type="float" office:value="-2516609.08674945" calcext:value-type="float">
            <text:p><text:s/>-2,516,609 <text:s/></text:p>
          </table:table-cell>
          <table:table-cell table:style-name="ce43" office:value-type="float" office:value="-201477.388888889" calcext:value-type="float">
            <text:p><text:s/>-201,4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6492" calcext:value-type="float">
            <text:p><text:s/>2,546,492 <text:s/></text:p>
          </table:table-cell>
          <table:table-cell table:number-columns-repeated="2" table:style-name="ce42" office:value-type="float" office:value="19.0666666666667" calcext:value-type="float">
            <text:p><text:s/>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98.72602273992" calcext:value-type="float">
            <text:p><text:s/>3,399 <text:s/></text:p>
          </table:table-cell>
          <table:table-cell table:style-name="ce42" office:value-type="float" office:value="56869.7184217045" calcext:value-type="float">
            <text:p><text:s/>56,870 <text:s/></text:p>
          </table:table-cell>
          <table:table-cell table:style-name="ce42" office:value-type="float" office:value="88340.5" calcext:value-type="float">
            <text:p><text:s/>88,34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34124.742440211" calcext:value-type="float">
            <text:p><text:s/>-134,125 <text:s/></text:p>
          </table:table-cell>
          <table:table-cell table:number-columns-repeated="2" table:style-name="ce43" office:value-type="float" office:value="-154987.733333333" calcext:value-type="float">
            <text:p><text:s/>-154,98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90316.2777777778" calcext:value-type="float">
            <text:p><text:s/>-90,3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02548.2" calcext:value-type="float">
            <text:p><text:s/>7,602,548 <text:s/></text:p>
          </table:table-cell>
          <table:table-cell table:number-columns-repeated="2" table:style-name="ce42" office:value-type="float" office:value="9062467.26666667" calcext:value-type="float">
            <text:p><text:s/>9,062,467 <text:s/></text:p>
          </table:table-cell>
          <table:table-cell table:style-name="ce42" office:value-type="float" office:value="66.6666666666667" calcext:value-type="float">
            <text:p><text:s/>67 <text:s/></text:p>
          </table:table-cell>
          <table:table-cell table:style-name="ce42" office:value-type="float" office:value="110156.750384404" calcext:value-type="float">
            <text:p><text:s/>110,157 <text:s/></text:p>
          </table:table-cell>
          <table:table-cell table:style-name="ce42" office:value-type="float" office:value="2932938.36072671" calcext:value-type="float">
            <text:p><text:s/>2,932,938 <text:s/></text:p>
          </table:table-cell>
          <table:table-cell table:style-name="ce42" office:value-type="float" office:value="222809.555555556" calcext:value-type="float">
            <text:p><text:s/>222,8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02548.2" calcext:value-type="float">
            <text:p><text:s/>7,602,548 <text:s/></text:p>
          </table:table-cell>
          <table:table-cell table:number-columns-repeated="2" table:style-name="ce42" office:value-type="float" office:value="6091512.99466667" calcext:value-type="float">
            <text:p><text:s/>6,091,513 <text:s/></text:p>
          </table:table-cell>
          <table:table-cell table:style-name="ce42" office:value-type="float" office:value="66.6666666666667" calcext:value-type="float">
            <text:p><text:s/>67 <text:s/></text:p>
          </table:table-cell>
          <table:table-cell table:style-name="ce42" office:value-type="float" office:value="110156.750384404" calcext:value-type="float">
            <text:p><text:s/>110,157 <text:s/></text:p>
          </table:table-cell>
          <table:table-cell table:style-name="ce42" office:value-type="float" office:value="2932938.36072671" calcext:value-type="float">
            <text:p><text:s/>2,932,938 <text:s/></text:p>
          </table:table-cell>
          <table:table-cell table:style-name="ce42" office:value-type="float" office:value="222809.555555556" calcext:value-type="float">
            <text:p><text:s/>222,81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970954.272" calcext:value-type="float">
            <text:p><text:s/>2,970,95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819.2" calcext:value-type="float">
            <text:p><text:s/>8,8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16.86666666667" calcext:value-type="float">
            <text:p><text:s/>6,9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98" calcext:value-type="float">
            <text:p><text:s/>1,8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.33333333333333" calcext:value-type="float">
            <text:p><text:s/>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1344952.6666667" calcext:value-type="float">
            <text:p><text:s/>11,344,953 <text:s/></text:p>
          </table:table-cell>
          <table:table-cell table:number-columns-repeated="2" table:style-name="ce44" office:value-type="float" office:value="8426177.93333333" calcext:value-type="float">
            <text:p><text:s/>8,426,178 <text:s/></text:p>
          </table:table-cell>
          <table:table-cell table:style-name="ce44" office:value-type="float" office:value="76.6666666666667" calcext:value-type="float">
            <text:p><text:s/>77 <text:s/></text:p>
          </table:table-cell>
          <table:table-cell table:style-name="ce44" office:value-type="float" office:value="121200.888888889" calcext:value-type="float">
            <text:p><text:s/>121,201 <text:s/></text:p>
          </table:table-cell>
          <table:table-cell table:style-name="ce44" office:value-type="float" office:value="359459.555555556" calcext:value-type="float">
            <text:p><text:s/>359,460 <text:s/></text:p>
          </table:table-cell>
          <table:table-cell table:style-name="ce44" office:value-type="float" office:value="23304.1666666667" calcext:value-type="float">
            <text:p><text:s/>23,30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2112.1333333333" calcext:value-type="float">
            <text:p><text:s/>22,112 <text:s/></text:p>
          </table:table-cell>
          <table:table-cell table:number-columns-repeated="2" table:style-name="ce44" office:value-type="float" office:value="8426177.93333333" calcext:value-type="float">
            <text:p><text:s/>8,426,178 <text:s/></text:p>
          </table:table-cell>
          <table:table-cell table:style-name="ce44" office:value-type="float" office:value="76.6666666666667" calcext:value-type="float">
            <text:p><text:s/>77 <text:s/></text:p>
          </table:table-cell>
          <table:table-cell table:style-name="ce44" office:value-type="float" office:value="121200.888888889" calcext:value-type="float">
            <text:p><text:s/>121,201 <text:s/></text:p>
          </table:table-cell>
          <table:table-cell table:style-name="ce44" office:value-type="float" office:value="359459.555555556" calcext:value-type="float">
            <text:p><text:s/>359,460 <text:s/></text:p>
          </table:table-cell>
          <table:table-cell table:style-name="ce44" office:value-type="float" office:value="23304.1666666667" calcext:value-type="float">
            <text:p><text:s/>23,3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12.1333333333" calcext:value-type="float">
            <text:p><text:s/>22,112 <text:s/></text:p>
          </table:table-cell>
          <table:table-cell table:number-columns-repeated="2" table:style-name="ce42" office:value-type="float" office:value="5633.33333333333" calcext:value-type="float">
            <text:p><text:s/>5,6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65.5" calcext:value-type="float">
            <text:p><text:s/>8,8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79.466666666667" calcext:value-type="float">
            <text:p><text:s/>6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.3333333333333" calcext:value-type="float">
            <text:p><text:s/>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.0666666666667" calcext:value-type="float">
            <text:p><text:s/>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.7777777777778" calcext:value-type="float">
            <text:p><text:s/>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53333333333333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33333333333333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33333333333333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4.33333333333333" calcext:value-type="float">
            <text:p>( 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7.8" calcext:value-type="float">
            <text:p><text:s/>8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5" calcext:value-type="float">
            <text:p><text:s/>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6" calcext:value-type="float">
            <text:p><text:s/>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.1111111111111" calcext:value-type="float">
            <text:p><text:s/>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6" calcext:value-type="float">
            <text:p><text:s/>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2222222222222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12.1333333333" calcext:value-type="float">
            <text:p><text:s/>22,112 <text:s/></text:p>
          </table:table-cell>
          <table:table-cell table:number-columns-repeated="2" table:style-name="ce42" office:value-type="float" office:value="149.066666666667" calcext:value-type="float">
            <text:p><text:s/>1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42.66666666667" calcext:value-type="float">
            <text:p><text:s/>7,8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6.066666666667" calcext:value-type="float">
            <text:p><text:s/>1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71.38888888889" calcext:value-type="float">
            <text:p><text:s/>5,6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12.1333333333" calcext:value-type="float">
            <text:p><text:s/>22,112 <text:s/></text:p>
          </table:table-cell>
          <table:table-cell table:number-columns-repeated="2" table:style-name="ce42" office:value-type="float" office:value="13" calcext:value-type="float">
            <text:p><text:s/>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1.27777777778" calcext:value-type="float">
            <text:p><text:s/>2,1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112.1333333333" calcext:value-type="float">
            <text:p>( 22,11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2.6666666666667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44.733333333333" calcext:value-type="float">
            <text:p><text:s/>14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6.933333333333" calcext:value-type="float">
            <text:p><text:s/>1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39.8" calcext:value-type="float">
            <text:p><text:s/>3,4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9.388888888889" calcext:value-type="float">
            <text:p><text:s/>8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15.666666666667" calcext:value-type="float">
            <text:p><text:s/>5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8.933333333333" calcext:value-type="float">
            <text:p><text:s/>4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365183.66666667" calcext:value-type="float">
            <text:p><text:s/>8,365,184 <text:s/></text:p>
          </table:table-cell>
          <table:table-cell table:style-name="ce42" office:value-type="float" office:value="76.6666666666667" calcext:value-type="float">
            <text:p><text:s/>77 <text:s/></text:p>
          </table:table-cell>
          <table:table-cell table:style-name="ce42" office:value-type="float" office:value="1484.44444444444" calcext:value-type="float">
            <text:p><text:s/>1,484 <text:s/></text:p>
          </table:table-cell>
          <table:table-cell table:style-name="ce42" office:value-type="float" office:value="278861.333333333" calcext:value-type="float">
            <text:p><text:s/>278,8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.6666666666667" calcext:value-type="float">
            <text:p><text:s/>77 <text:s/></text:p>
          </table:table-cell>
          <table:table-cell table:style-name="ce42" office:value-type="float" office:value="1484.44444444444" calcext:value-type="float">
            <text:p><text:s/>1,484 <text:s/></text:p>
          </table:table-cell>
          <table:table-cell table:style-name="ce42" office:value-type="float" office:value="278861.333333333" calcext:value-type="float">
            <text:p><text:s/>278,8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365183.66666667" calcext:value-type="float">
            <text:p><text:s/>8,365,1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4.266666666667" calcext:value-type="float">
            <text:p><text:s/>1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4.266666666667" calcext:value-type="float">
            <text:p><text:s/>1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5206.6666666667" calcext:value-type="float">
            <text:p><text:s/>55,2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716.444444444" calcext:value-type="float">
            <text:p><text:s/>119,716 <text:s/></text:p>
          </table:table-cell>
          <table:table-cell table:style-name="ce42" office:value-type="float" office:value="80598.2222222222" calcext:value-type="float">
            <text:p><text:s/>80,598 <text:s/></text:p>
          </table:table-cell>
          <table:table-cell table:style-name="ce42" office:value-type="float" office:value="14438.6666666667" calcext:value-type="float">
            <text:p><text:s/>14,4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591.72222222222" calcext:value-type="float">
            <text:p><text:s/>3,5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60.4444444444445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33333333333333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212.53333333333" calcext:value-type="float">
            <text:p><text:s/>8,2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45.8" calcext:value-type="float">
            <text:p><text:s/>2,9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497" calcext:value-type="float">
            <text:p><text:s/>42,4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716.444444444" calcext:value-type="float">
            <text:p><text:s/>119,716 <text:s/></text:p>
          </table:table-cell>
          <table:table-cell table:style-name="ce42" office:value-type="float" office:value="80598.2222222222" calcext:value-type="float">
            <text:p><text:s/>80,598 <text:s/></text:p>
          </table:table-cell>
          <table:table-cell table:style-name="ce42" office:value-type="float" office:value="9223.44444444444" calcext:value-type="float">
            <text:p><text:s/>9,22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547" calcext:value-type="float">
            <text:p><text:s/>1,54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63.05555555556" calcext:value-type="float">
            <text:p><text:s/>1,56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22840.5333333" calcext:value-type="float">
            <text:p><text:s/>11,322,8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22840.5333333" calcext:value-type="float">
            <text:p><text:s/>11,322,8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322840.5333333" calcext:value-type="float">
            <text:p>( 11,322,84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0883.0666666667" calcext:value-type="float">
            <text:p><text:s/>30,883 <text:s/></text:p>
          </table:table-cell>
          <table:table-cell table:style-name="ce42" office:value-type="float" office:value="1559011.2" calcext:value-type="float">
            <text:p><text:s/>1,559,0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9754.666666667" calcext:value-type="float">
            <text:p><text:s/>209,755 <text:s/></text:p>
          </table:table-cell>
          <table:table-cell table:style-name="ce42" office:value-type="float" office:value="30234.4444444444" calcext:value-type="float">
            <text:p><text:s/>30,234 <text:s/></text:p>
          </table:table-cell>
          <table:table-cell table:style-name="ce42" office:value-type="float" office:value="844641.536960412" calcext:value-type="float">
            <text:p><text:s/>844,6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99.2222222222" calcext:value-type="float">
            <text:p><text:s/>22,199 <text:s/></text:p>
          </table:table-cell>
          <table:table-cell table:style-name="ce42" office:value-type="float" office:value="122218" calcext:value-type="float">
            <text:p><text:s/>122,2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887967.6" calcext:value-type="float">
            <text:p><text:s/>2,887,968 <text:s/></text:p>
          </table:table-cell>
          <table:table-cell table:style-name="ce42" office:value-type="float" office:value="153632" calcext:value-type="float">
            <text:p><text:s/>153,6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1402.666666667" calcext:value-type="float">
            <text:p><text:s/>251,403 <text:s/></text:p>
          </table:table-cell>
          <table:table-cell table:style-name="ce42" office:value-type="float" office:value="682953.333333333" calcext:value-type="float">
            <text:p><text:s/>682,953 <text:s/></text:p>
          </table:table-cell>
          <table:table-cell table:style-name="ce42" office:value-type="float" office:value="16108.9732677389" calcext:value-type="float">
            <text:p><text:s/>16,1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600.577777778" calcext:value-type="float">
            <text:p><text:s/>153,601 <text:s/></text:p>
          </table:table-cell>
          <table:table-cell table:style-name="ce42" office:value-type="float" office:value="34593" calcext:value-type="float">
            <text:p><text:s/>34,5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86097.333333333" calcext:value-type="float">
            <text:p><text:s/>186,097 <text:s/></text:p>
          </table:table-cell>
          <table:table-cell table:style-name="ce42" office:value-type="float" office:value="2600760.53333333" calcext:value-type="float">
            <text:p><text:s/>2,600,7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93.33333333333" calcext:value-type="float">
            <text:p><text:s/>2,6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37550" calcext:value-type="float">
            <text:p><text:s/>137,550 <text:s/></text:p>
          </table:table-cell>
          <table:table-cell table:style-name="ce42" office:value-type="float" office:value="-470172.0699" calcext:value-type="float">
            <text:p><text:s/>-470,1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11786.666666667" calcext:value-type="float">
            <text:p><text:s/>-111,787 <text:s/></text:p>
          </table:table-cell>
          <table:table-cell table:style-name="ce42" office:value-type="float" office:value="-3459.99999999999" calcext:value-type="float">
            <text:p><text:s/>-3,460 <text:s/></text:p>
          </table:table-cell>
          <table:table-cell table:style-name="ce42" office:value-type="float" office:value="1356.58888888888" calcext:value-type="float">
            <text:p><text:s/>1,3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099.20000000001" calcext:value-type="float">
            <text:p><text:s/>-2,099 <text:s/></text:p>
          </table:table-cell>
          <table:table-cell table:style-name="ce42" office:value-type="float" office:value="497902" calcext:value-type="float">
            <text:p><text:s/>497,90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3180731.86666667" calcext:value-type="float">
            <text:p><text:s/>-3,180,732 <text:s/></text:p>
          </table:table-cell>
          <table:table-cell table:style-name="ce43" office:value-type="float" office:value="-725209.263433333" calcext:value-type="float">
            <text:p><text:s/>-725,20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7445.3333333333" calcext:value-type="float">
            <text:p><text:s/>67,445 <text:s/></text:p>
          </table:table-cell>
          <table:table-cell table:style-name="ce43" office:value-type="float" office:value="-649258.888888889" calcext:value-type="float">
            <text:p><text:s/>-649,259 <text:s/></text:p>
          </table:table-cell>
          <table:table-cell table:style-name="ce43" office:value-type="float" office:value="827175.974803784" calcext:value-type="float">
            <text:p><text:s/>827,17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29302.155555556" calcext:value-type="float">
            <text:p><text:s/>-129,302 <text:s/></text:p>
          </table:table-cell>
          <table:table-cell table:style-name="ce43" office:value-type="float" office:value="-410277" calcext:value-type="float">
            <text:p><text:s/>-410,2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84524.8" calcext:value-type="float">
            <text:p><text:s/>284,525 <text:s/></text:p>
          </table:table-cell>
          <table:table-cell table:style-name="ce42" office:value-type="float" office:value="1556085.33333333" calcext:value-type="float">
            <text:p><text:s/>1,556,0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89.3333333333" calcext:value-type="float">
            <text:p><text:s/>16,3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5.02222222222" calcext:value-type="float">
            <text:p><text:s/>1,8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5879" calcext:value-type="float">
            <text:p><text:s/>345,87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6024.1333333337" calcext:value-type="float">
            <text:p><text:s/>-26,024 <text:s/></text:p>
          </table:table-cell>
          <table:table-cell table:style-name="ce43" office:value-type="float" office:value="-193207.27427" calcext:value-type="float">
            <text:p><text:s/>-193,20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53741.659347407" calcext:value-type="float">
            <text:p><text:s/>153,742 <text:s/></text:p>
          </table:table-cell>
          <table:table-cell table:style-name="ce42" office:value-type="float" office:value="4753652.31520397" calcext:value-type="float">
            <text:p><text:s/>4,753,6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75.6924902351" calcext:value-type="float">
            <text:p><text:s/>11,4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0780" calcext:value-type="float">
            <text:p><text:s/>150,780 <text:s/></text:p>
          </table:table-cell>
          <table:table-cell table:style-name="ce42" office:value-type="float" office:value="3845608.53333333" calcext:value-type="float">
            <text:p><text:s/>3,845,6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497.0666666667" calcext:value-type="float">
            <text:p><text:s/>34,4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961.65934740667" calcext:value-type="float">
            <text:p><text:s/>2,962 <text:s/></text:p>
          </table:table-cell>
          <table:table-cell table:style-name="ce43" office:value-type="float" office:value="873546.715203966" calcext:value-type="float">
            <text:p><text:s/>873,54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1475.6924902351" calcext:value-type="float">
            <text:p><text:s/>11,47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217211.73333333" calcext:value-type="float">
            <text:p><text:s/>9,217,212 <text:s/></text:p>
          </table:table-cell>
          <table:table-cell table:style-name="ce42" office:value-type="float" office:value="14216469.7055367" calcext:value-type="float">
            <text:p><text:s/>14,216,4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3115.733333333" calcext:value-type="float">
            <text:p><text:s/>323,116 <text:s/></text:p>
          </table:table-cell>
          <table:table-cell table:style-name="ce42" office:value-type="float" office:value="1238263.33333333" calcext:value-type="float">
            <text:p><text:s/>1,238,263 <text:s/></text:p>
          </table:table-cell>
          <table:table-cell table:style-name="ce42" office:value-type="float" office:value="139411.411111111" calcext:value-type="float">
            <text:p><text:s/>139,4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594.466666667" calcext:value-type="float">
            <text:p><text:s/>181,594 <text:s/></text:p>
          </table:table-cell>
          <table:table-cell table:style-name="ce42" office:value-type="float" office:value="2113400.52666667" calcext:value-type="float">
            <text:p><text:s/>2,113,4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121443.66933333" calcext:value-type="float">
            <text:p><text:s/>9,121,444 <text:s/></text:p>
          </table:table-cell>
          <table:table-cell table:style-name="ce42" office:value-type="float" office:value="14216469.7055367" calcext:value-type="float">
            <text:p><text:s/>14,216,4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3115.733333333" calcext:value-type="float">
            <text:p><text:s/>323,116 <text:s/></text:p>
          </table:table-cell>
          <table:table-cell table:style-name="ce42" office:value-type="float" office:value="1238263.33333333" calcext:value-type="float">
            <text:p><text:s/>1,238,263 <text:s/></text:p>
          </table:table-cell>
          <table:table-cell table:style-name="ce42" office:value-type="float" office:value="139411.411111111" calcext:value-type="float">
            <text:p><text:s/>139,4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594.466666667" calcext:value-type="float">
            <text:p><text:s/>181,594 <text:s/></text:p>
          </table:table-cell>
          <table:table-cell table:style-name="ce42" office:value-type="float" office:value="2022787.27866667" calcext:value-type="float">
            <text:p><text:s/>2,022,78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95768.064" calcext:value-type="float">
            <text:p><text:s/>95,76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90613.248" calcext:value-type="float">
            <text:p><text:s/>90,6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1434.9333333333" calcext:value-type="float">
            <text:p><text:s/>91,435 <text:s/></text:p>
          </table:table-cell>
          <table:table-cell table:style-name="ce42" office:value-type="float" office:value="796635.341053483" calcext:value-type="float">
            <text:p><text:s/>796,6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26" calcext:value-type="float">
            <text:p><text:s/>3,5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2" calcext:value-type="float">
            <text:p><text:s/>6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6.1333333333333" calcext:value-type="float">
            <text:p><text:s/>26 <text:s/></text:p>
          </table:table-cell>
          <table:table-cell table:style-name="ce42" office:value-type="float" office:value="6812.8" calcext:value-type="float">
            <text:p><text:s/>6,8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.6666666666667" calcext:value-type="float">
            <text:p><text:s/>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91395.7333333333" calcext:value-type="float">
            <text:p><text:s/>91,396 <text:s/></text:p>
          </table:table-cell>
          <table:table-cell table:style-name="ce42" office:value-type="float" office:value="789139.874386816" calcext:value-type="float">
            <text:p><text:s/>789,1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26" calcext:value-type="float">
            <text:p><text:s/>3,5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3.0666666666667" calcext:value-type="float">
            <text:p><text:s/>13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532802.60731926" calcext:value-type="float">
            <text:p><text:s/>5,532,803 <text:s/></text:p>
          </table:table-cell>
          <table:table-cell table:style-name="ce44" office:value-type="float" office:value="6578094.72678255" calcext:value-type="float">
            <text:p><text:s/>6,578,09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4171.733333333" calcext:value-type="float">
            <text:p><text:s/>374,172 <text:s/></text:p>
          </table:table-cell>
          <table:table-cell table:style-name="ce44" office:value-type="float" office:value="589004.444444445" calcext:value-type="float">
            <text:p><text:s/>589,004 <text:s/></text:p>
          </table:table-cell>
          <table:table-cell table:style-name="ce44" office:value-type="float" office:value="964702.363692673" calcext:value-type="float">
            <text:p><text:s/>964,70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290.618620876" calcext:value-type="float">
            <text:p><text:s/>37,291 <text:s/></text:p>
          </table:table-cell>
          <table:table-cell table:style-name="ce44" office:value-type="float" office:value="1357244.52666667" calcext:value-type="float">
            <text:p><text:s/>1,357,24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532802.60731926" calcext:value-type="float">
            <text:p><text:s/>5,532,803 <text:s/></text:p>
          </table:table-cell>
          <table:table-cell table:style-name="ce44" office:value-type="float" office:value="6578094.72678255" calcext:value-type="float">
            <text:p><text:s/>6,578,095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832.06306532044" calcext:value-type="float">
            <text:p><text:s/>8,832 <text:s/></text:p>
          </table:table-cell>
          <table:table-cell table:style-name="ce44" office:value-type="float" office:value="39433" calcext:value-type="float">
            <text:p><text:s/>39,4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2297.140652593" calcext:value-type="float">
            <text:p><text:s/>232,297 <text:s/></text:p>
          </table:table-cell>
          <table:table-cell table:style-name="ce42" office:value-type="float" office:value="5994226.99344922" calcext:value-type="float">
            <text:p><text:s/>5,994,2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32.06306532044" calcext:value-type="float">
            <text:p><text:s/>8,832 <text:s/></text:p>
          </table:table-cell>
          <table:table-cell table:style-name="ce42" office:value-type="float" office:value="39433" calcext:value-type="float">
            <text:p><text:s/>39,4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2382.5333333333" calcext:value-type="float">
            <text:p><text:s/>12,383 <text:s/></text:p>
          </table:table-cell>
          <table:table-cell table:style-name="ce42" office:value-type="float" office:value="29078.4" calcext:value-type="float">
            <text:p><text:s/>29,0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6034.93333333333" calcext:value-type="float">
            <text:p><text:s/>6,035 <text:s/></text:p>
          </table:table-cell>
          <table:table-cell table:style-name="ce42" office:value-type="float" office:value="370229.646804277" calcext:value-type="float">
            <text:p><text:s/>370,2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822.38137146267" calcext:value-type="float">
            <text:p><text:s/>4,822 <text:s/></text:p>
          </table:table-cell>
          <table:table-cell table:style-name="ce42" office:value-type="float" office:value="1158748.64933316" calcext:value-type="float">
            <text:p><text:s/>1,158,7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4.8" calcext:value-type="float">
            <text:p><text:s/>45 <text:s/></text:p>
          </table:table-cell>
          <table:table-cell table:style-name="ce42" office:value-type="float" office:value="25196.8" calcext:value-type="float">
            <text:p><text:s/>25,1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0.8" calcext:value-type="float">
            <text:p><text:s/>31 <text:s/></text:p>
          </table:table-cell>
          <table:table-cell table:style-name="ce42" office:value-type="float" office:value="5198.93333333333" calcext:value-type="float">
            <text:p><text:s/>5,1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812.427147336" calcext:value-type="float">
            <text:p><text:s/>812 <text:s/></text:p>
          </table:table-cell>
          <table:table-cell table:style-name="ce42" office:value-type="float" office:value="370588.021500983" calcext:value-type="float">
            <text:p><text:s/>370,5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256.666666666667" calcext:value-type="float">
            <text:p><text:s/>257 <text:s/></text:p>
          </table:table-cell>
          <table:table-cell table:style-name="ce42" office:value-type="float" office:value="3350.4" calcext:value-type="float">
            <text:p><text:s/>3,3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4389.6708967533" calcext:value-type="float">
            <text:p><text:s/>74,390 <text:s/></text:p>
          </table:table-cell>
          <table:table-cell table:style-name="ce42" office:value-type="float" office:value="1682549.57692297" calcext:value-type="float">
            <text:p><text:s/>1,682,5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56.66306532045" calcext:value-type="float">
            <text:p><text:s/>4,757 <text:s/></text:p>
          </table:table-cell>
          <table:table-cell table:style-name="ce42" office:value-type="float" office:value="25950" calcext:value-type="float">
            <text:p><text:s/>25,95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2403.3597598733" calcext:value-type="float">
            <text:p><text:s/>72,403 <text:s/></text:p>
          </table:table-cell>
          <table:table-cell table:style-name="ce42" office:value-type="float" office:value="1262730.59118217" calcext:value-type="float">
            <text:p><text:s/>1,262,7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56.66306532045" calcext:value-type="float">
            <text:p><text:s/>4,757 <text:s/></text:p>
          </table:table-cell>
          <table:table-cell table:style-name="ce42" office:value-type="float" office:value="25950" calcext:value-type="float">
            <text:p><text:s/>25,95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8781.56010521067" calcext:value-type="float">
            <text:p>( 8,782 <text:s/>)</text:p>
          </table:table-cell>
          <table:table-cell table:style-name="ce45" office:value-type="float" office:value="865735.886886677" calcext:value-type="float">
            <text:p>( 865,73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25950" calcext:value-type="float">
            <text:p>( 25,950 <text:s/>)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3621.7996546627" calcext:value-type="float">
            <text:p>( 63,622 <text:s/>)</text:p>
          </table:table-cell>
          <table:table-cell table:style-name="ce45" office:value-type="float" office:value="396994.704295488" calcext:value-type="float">
            <text:p>( 396,99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756.66306532045" calcext:value-type="float">
            <text:p>( 4,757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795.036438504" calcext:value-type="float">
            <text:p><text:s/>795 <text:s/></text:p>
          </table:table-cell>
          <table:table-cell table:style-name="ce42" office:value-type="float" office:value="49254.211628768" calcext:value-type="float">
            <text:p><text:s/>49,2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157.674698376" calcext:value-type="float">
            <text:p><text:s/>1,158 <text:s/></text:p>
          </table:table-cell>
          <table:table-cell table:style-name="ce42" office:value-type="float" office:value="252364.240778699" calcext:value-type="float">
            <text:p><text:s/>252,3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3.6" calcext:value-type="float">
            <text:p><text:s/>34 <text:s/></text:p>
          </table:table-cell>
          <table:table-cell table:style-name="ce46" office:value-type="float" office:value="118200.533333333" calcext:value-type="float">
            <text:p><text:s/>118,20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398.26666666667" calcext:value-type="float">
            <text:p><text:s/>3,398 <text:s/></text:p>
          </table:table-cell>
          <table:table-cell table:style-name="ce42" office:value-type="float" office:value="281541.333333333" calcext:value-type="float">
            <text:p><text:s/>281,5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68.8" calcext:value-type="float">
            <text:p><text:s/>269 <text:s/></text:p>
          </table:table-cell>
          <table:table-cell table:style-name="ce42" office:value-type="float" office:value="36914.1333333333" calcext:value-type="float">
            <text:p><text:s/>36,9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246.53333333333" calcext:value-type="float">
            <text:p><text:s/>2,247 <text:s/></text:p>
          </table:table-cell>
          <table:table-cell table:style-name="ce46" office:value-type="float" office:value="101840" calcext:value-type="float">
            <text:p><text:s/>101,84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552.4" calcext:value-type="float">
            <text:p><text:s/>19,552 <text:s/></text:p>
          </table:table-cell>
          <table:table-cell table:style-name="ce42" office:value-type="float" office:value="421560.533333333" calcext:value-type="float">
            <text:p><text:s/>421,5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75.4" calcext:value-type="float">
            <text:p><text:s/>4,0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401.4666666667" calcext:value-type="float">
            <text:p><text:s/>16,401 <text:s/></text:p>
          </table:table-cell>
          <table:table-cell table:style-name="ce42" office:value-type="float" office:value="69300.2666666667" calcext:value-type="float">
            <text:p><text:s/>69,3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37.62222222222" calcext:value-type="float">
            <text:p><text:s/>3,4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150.93333333333" calcext:value-type="float">
            <text:p><text:s/>3,151 <text:s/></text:p>
          </table:table-cell>
          <table:table-cell table:style-name="ce42" office:value-type="float" office:value="352260.266666667" calcext:value-type="float">
            <text:p><text:s/>352,2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7.777777777778" calcext:value-type="float">
            <text:p><text:s/>6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37.3333333333333" calcext:value-type="float">
            <text:p>( 37 <text:s/>)</text:p>
          </table:table-cell>
          <table:table-cell table:style-name="ce45" office:value-type="float" office:value="28341.3333333333" calcext:value-type="float">
            <text:p>( 28,34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3.3333333333333" calcext:value-type="float">
            <text:p>( 23 <text:s/>)</text:p>
          </table:table-cell>
          <table:table-cell table:style-name="ce47" office:value-type="float" office:value="4640" calcext:value-type="float">
            <text:p>( 4,640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9210.13333333333" calcext:value-type="float">
            <text:p><text:s/>9,210 <text:s/></text:p>
          </table:table-cell>
          <table:table-cell table:style-name="ce42" office:value-type="float" office:value="571176.757333333" calcext:value-type="float">
            <text:p><text:s/>571,1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483" calcext:value-type="float">
            <text:p><text:s/>13,48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613.2" calcext:value-type="float">
            <text:p><text:s/>7,613 <text:s/></text:p>
          </table:table-cell>
          <table:table-cell table:style-name="ce42" office:value-type="float" office:value="498721.290666667" calcext:value-type="float">
            <text:p><text:s/>498,7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483" calcext:value-type="float">
            <text:p><text:s/>13,48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596.93333333333" calcext:value-type="float">
            <text:p><text:s/>1,597 <text:s/></text:p>
          </table:table-cell>
          <table:table-cell table:style-name="ce42" office:value-type="float" office:value="72455.4666666667" calcext:value-type="float">
            <text:p><text:s/>72,4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.6666666666667" calcext:value-type="float">
            <text:p>( 2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860.66666666667" calcext:value-type="float">
            <text:p><text:s/>2,861 <text:s/></text:p>
          </table:table-cell>
          <table:table-cell table:style-name="ce42" office:value-type="float" office:value="94426.6666666667" calcext:value-type="float">
            <text:p><text:s/>94,4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072.4" calcext:value-type="float">
            <text:p><text:s/>1,072 <text:s/></text:p>
          </table:table-cell>
          <table:table-cell table:style-name="ce46" office:value-type="float" office:value="173275.733333333" calcext:value-type="float">
            <text:p><text:s/>173,27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7424.1333333333" calcext:value-type="float">
            <text:p><text:s/>27,424 <text:s/></text:p>
          </table:table-cell>
          <table:table-cell table:style-name="ce42" office:value-type="float" office:value="345247.425181163" calcext:value-type="float">
            <text:p><text:s/>345,2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6559.46666666667" calcext:value-type="float">
            <text:p><text:s/>6,559 <text:s/></text:p>
          </table:table-cell>
          <table:table-cell table:style-name="ce42" office:value-type="float" office:value="91750.4" calcext:value-type="float">
            <text:p><text:s/>91,7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135.46666666667" calcext:value-type="float">
            <text:p><text:s/>2,135 <text:s/></text:p>
          </table:table-cell>
          <table:table-cell table:style-name="ce42" office:value-type="float" office:value="136485.333333333" calcext:value-type="float">
            <text:p><text:s/>136,4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25.861237041333" calcext:value-type="float">
            <text:p><text:s/>426 <text:s/></text:p>
          </table:table-cell>
          <table:table-cell table:style-name="ce42" office:value-type="float" office:value="35.2" calcext:value-type="float">
            <text:p><text:s/>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8368.8" calcext:value-type="float">
            <text:p><text:s/>58,369 <text:s/></text:p>
          </table:table-cell>
          <table:table-cell table:style-name="ce42" office:value-type="float" office:value="89915.7333333333" calcext:value-type="float">
            <text:p><text:s/>89,9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117.31637333333" calcext:value-type="float">
            <text:p><text:s/>5,11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026879.73333333" calcext:value-type="float">
            <text:p><text:s/>4,026,880 <text:s/></text:p>
          </table:table-cell>
          <table:table-cell table:style-name="ce42" office:value-type="float" office:value="224908.8" calcext:value-type="float">
            <text:p><text:s/>224,9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786226.26666667" calcext:value-type="float">
            <text:p><text:s/>3,786,22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1951.4666666667" calcext:value-type="float">
            <text:p><text:s/>41,95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98702" calcext:value-type="float">
            <text:p><text:s/>198,702 <text:s/></text:p>
          </table:table-cell>
          <table:table-cell table:style-name="ce42" office:value-type="float" office:value="224908.8" calcext:value-type="float">
            <text:p><text:s/>224,9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48885.333333333" calcext:value-type="float">
            <text:p><text:s/>848,885 <text:s/></text:p>
          </table:table-cell>
          <table:table-cell table:style-name="ce42" office:value-type="float" office:value="30167.4666666667" calcext:value-type="float">
            <text:p><text:s/>30,1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717.733333333333" calcext:value-type="float">
            <text:p><text:s/>718 <text:s/></text:p>
          </table:table-cell>
          <table:table-cell table:style-name="ce42" office:value-type="float" office:value="1810.13333333333" calcext:value-type="float">
            <text:p><text:s/>1,8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48167.6" calcext:value-type="float">
            <text:p><text:s/>848,168 <text:s/></text:p>
          </table:table-cell>
          <table:table-cell table:style-name="ce43" office:value-type="float" office:value="28357.3333333333" calcext:value-type="float">
            <text:p><text:s/>28,35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24740.4" calcext:value-type="float">
            <text:p><text:s/>424,740 <text:s/></text:p>
          </table:table-cell>
          <table:table-cell table:style-name="ce42" office:value-type="float" office:value="328791.466666667" calcext:value-type="float">
            <text:p><text:s/>328,7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4546.9333333333" calcext:value-type="float">
            <text:p><text:s/>84,547 <text:s/></text:p>
          </table:table-cell>
          <table:table-cell table:style-name="ce42" office:value-type="float" office:value="242461.866666667" calcext:value-type="float">
            <text:p><text:s/>242,4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125.2" calcext:value-type="float">
            <text:p><text:s/>2,125 <text:s/></text:p>
          </table:table-cell>
          <table:table-cell table:style-name="ce42" office:value-type="float" office:value="6278.4" calcext:value-type="float">
            <text:p><text:s/>6,2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8253.46666666667" calcext:value-type="float">
            <text:p><text:s/>8,253 <text:s/></text:p>
          </table:table-cell>
          <table:table-cell table:style-name="ce42" office:value-type="float" office:value="386.133333333333" calcext:value-type="float">
            <text:p><text:s/>3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3877.06666666667" calcext:value-type="float">
            <text:p><text:s/>3,87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834.53333333333" calcext:value-type="float">
            <text:p><text:s/>2,835 <text:s/></text:p>
          </table:table-cell>
          <table:table-cell table:style-name="ce42" office:value-type="float" office:value="2100.26666666667" calcext:value-type="float">
            <text:p><text:s/>2,1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4807.333333333" calcext:value-type="float">
            <text:p><text:s/>224,807 <text:s/></text:p>
          </table:table-cell>
          <table:table-cell table:style-name="ce42" office:value-type="float" office:value="6902.4" calcext:value-type="float">
            <text:p><text:s/>6,9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98295.8666666667" calcext:value-type="float">
            <text:p><text:s/>98,296 <text:s/></text:p>
          </table:table-cell>
          <table:table-cell table:style-name="ce43" office:value-type="float" office:value="70662.4" calcext:value-type="float">
            <text:p><text:s/>70,66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171.733333333" calcext:value-type="float">
            <text:p><text:s/>374,172 <text:s/></text:p>
          </table:table-cell>
          <table:table-cell table:style-name="ce42" office:value-type="float" office:value="589004.444444445" calcext:value-type="float">
            <text:p><text:s/>589,004 <text:s/></text:p>
          </table:table-cell>
          <table:table-cell table:style-name="ce42" office:value-type="float" office:value="964702.363692673" calcext:value-type="float">
            <text:p><text:s/>964,7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458.5555555556" calcext:value-type="float">
            <text:p><text:s/>28,459 <text:s/></text:p>
          </table:table-cell>
          <table:table-cell table:style-name="ce42" office:value-type="float" office:value="1317811.52666667" calcext:value-type="float">
            <text:p><text:s/>1,317,81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171.733333333" calcext:value-type="float">
            <text:p><text:s/>374,172 <text:s/></text:p>
          </table:table-cell>
          <table:table-cell table:style-name="ce42" office:value-type="float" office:value="589004.444444445" calcext:value-type="float">
            <text:p><text:s/>589,004 <text:s/></text:p>
          </table:table-cell>
          <table:table-cell table:style-name="ce42" office:value-type="float" office:value="964702.363692673" calcext:value-type="float">
            <text:p><text:s/>964,7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458.5555555556" calcext:value-type="float">
            <text:p><text:s/>28,459 <text:s/></text:p>
          </table:table-cell>
          <table:table-cell table:style-name="ce42" office:value-type="float" office:value="1317811.52666667" calcext:value-type="float">
            <text:p><text:s/>1,317,81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70728.622895764" calcext:value-type="float">
            <text:p><text:s/>770,729 <text:s/></text:p>
          </table:table-cell>
          <table:table-cell table:style-name="ce42" office:value-type="float" office:value="20123662.1506242" calcext:value-type="float">
            <text:p><text:s/>20,123,6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052.953263" calcext:value-type="float">
            <text:p><text:s/>47,053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02804.615413764" calcext:value-type="float">
            <text:p><text:s/>602,805 <text:s/></text:p>
          </table:table-cell>
          <table:table-cell table:style-name="ce42" office:value-type="float" office:value="15426243.3465862" calcext:value-type="float">
            <text:p><text:s/>15,426,2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517.138665" calcext:value-type="float">
            <text:p><text:s/>97,5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67924.007482" calcext:value-type="float">
            <text:p><text:s/>167,924 <text:s/></text:p>
          </table:table-cell>
          <table:table-cell table:style-name="ce42" office:value-type="float" office:value="4599901.665373" calcext:value-type="float">
            <text:p><text:s/>4,599,9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052.953263" calcext:value-type="float">
            <text:p><text:s/>47,053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27.512823" calcext:value-type="float">
            <text:p><text:s/>7,5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527.512823" calcext:value-type="float">
            <text:p><text:s/>7,52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88292.444444445" calcext:value-type="float">
            <text:p><text:s/>788,29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304305.44582933" calcext:value-type="float">
            <text:p><text:s/>1,304,305 <text:s/></text:p>
          </table:table-cell>
          <table:table-cell table:style-name="ce41" office:value-type="float" office:value="313747.3382" calcext:value-type="float">
            <text:p><text:s/>313,747 <text:s/></text:p>
          </table:table-cell>
          <table:table-cell table:style-name="ce41" office:value-type="float" office:value="276320.471" calcext:value-type="float">
            <text:p><text:s/>276,32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7426.8672" calcext:value-type="float">
            <text:p><text:s/>37,427 <text:s/></text:p>
          </table:table-cell>
          <table:table-cell table:style-name="ce41" office:value-type="float" office:value="990558.107629333" calcext:value-type="float">
            <text:p><text:s/>990,55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000704" calcext:value-type="float">
            <text:p><text:s/>7,000,7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00704" calcext:value-type="float">
            <text:p><text:s/>7,000,7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55788.4524444445" calcext:value-type="float">
            <text:p><text:s/>-55,788 <text:s/></text:p>
          </table:table-cell>
          <table:table-cell table:style-name="ce42" office:value-type="float" office:value="-40932.4524444445" calcext:value-type="float">
            <text:p><text:s/>-40,932 <text:s/></text:p>
          </table:table-cell>
          <table:table-cell table:style-name="ce42" office:value-type="float" office:value="-14856" calcext:value-type="float">
            <text:p><text:s/>-14,8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844784.89688889" calcext:value-type="float">
            <text:p><text:s/>7,844,785 <text:s/></text:p>
          </table:table-cell>
          <table:table-cell table:style-name="ce43" office:value-type="float" office:value="829224.896888889" calcext:value-type="float">
            <text:p><text:s/>829,225 <text:s/></text:p>
          </table:table-cell>
          <table:table-cell table:style-name="ce43" office:value-type="float" office:value="7015560" calcext:value-type="float">
            <text:p><text:s/>7,015,560 <text:s/></text:p>
          </table:table-cell>
          <table:table-cell table:style-name="ce43" office:value-type="float" office:value="1304305.44582933" calcext:value-type="float">
            <text:p><text:s/>1,304,305 <text:s/></text:p>
          </table:table-cell>
          <table:table-cell table:style-name="ce43" office:value-type="float" office:value="313747.3382" calcext:value-type="float">
            <text:p><text:s/>313,747 <text:s/></text:p>
          </table:table-cell>
          <table:table-cell table:style-name="ce43" office:value-type="float" office:value="276320.471" calcext:value-type="float">
            <text:p><text:s/>276,32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7426.8672" calcext:value-type="float">
            <text:p><text:s/>37,427 <text:s/></text:p>
          </table:table-cell>
          <table:table-cell table:style-name="ce43" office:value-type="float" office:value="990558.107629333" calcext:value-type="float">
            <text:p><text:s/>990,5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7025664" calcext:value-type="float">
            <text:p><text:s/>7,025,6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25664" calcext:value-type="float">
            <text:p><text:s/>7,025,6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0.0000000000074" calcext:value-type="float">
            <text:p><text:s/>-0 <text:s/></text:p>
          </table:table-cell>
          <table:table-cell table:number-columns-repeated="2" table:style-name="ce43" office:value-type="float" office:value="-0.000000000002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0.0000000000054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420361.47480048" calcext:value-type="float">
            <text:p><text:s/>5,420,361 <text:s/></text:p>
          </table:table-cell>
          <table:table-cell table:style-name="ce42" office:value-type="float" office:value="120675.594085493" calcext:value-type="float">
            <text:p><text:s/>120,676 <text:s/></text:p>
          </table:table-cell>
          <table:table-cell table:style-name="ce42" office:value-type="float" office:value="5299685.88071499" calcext:value-type="float">
            <text:p><text:s/>5,299,686 <text:s/></text:p>
          </table:table-cell>
          <table:table-cell table:style-name="ce42" office:value-type="float" office:value="896069.293697304" calcext:value-type="float">
            <text:p><text:s/>896,069 <text:s/></text:p>
          </table:table-cell>
          <table:table-cell table:style-name="ce42" office:value-type="float" office:value="101060.795947243" calcext:value-type="float">
            <text:p><text:s/>101,061 <text:s/></text:p>
          </table:table-cell>
          <table:table-cell table:style-name="ce42" office:value-type="float" office:value="71119.3021872431" calcext:value-type="float">
            <text:p><text:s/>71,1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941.49376" calcext:value-type="float">
            <text:p><text:s/>29,941 <text:s/></text:p>
          </table:table-cell>
          <table:table-cell table:style-name="ce42" office:value-type="float" office:value="795008.497750061" calcext:value-type="float">
            <text:p><text:s/>795,00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194651" calcext:value-type="float">
            <text:p><text:s/>5,194,6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94651" calcext:value-type="float">
            <text:p><text:s/>5,194,6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117765.341333333" calcext:value-type="float">
            <text:p><text:s/>117,7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13.4566666667" calcext:value-type="float">
            <text:p><text:s/>12,8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813.4566666667" calcext:value-type="float">
            <text:p><text:s/>12,81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7945.13346715" calcext:value-type="float">
            <text:p><text:s/>107,945 <text:s/></text:p>
          </table:table-cell>
          <table:table-cell table:style-name="ce43" office:value-type="float" office:value="2910.25275216" calcext:value-type="float">
            <text:p><text:s/>2,910 <text:s/></text:p>
          </table:table-cell>
          <table:table-cell table:style-name="ce43" office:value-type="float" office:value="105034.88071499" calcext:value-type="float">
            <text:p><text:s/>105,035 <text:s/></text:p>
          </table:table-cell>
          <table:table-cell table:style-name="ce43" office:value-type="float" office:value="883255.837030637" calcext:value-type="float">
            <text:p><text:s/>883,256 <text:s/></text:p>
          </table:table-cell>
          <table:table-cell table:style-name="ce43" office:value-type="float" office:value="101060.795947243" calcext:value-type="float">
            <text:p><text:s/>101,061 <text:s/></text:p>
          </table:table-cell>
          <table:table-cell table:style-name="ce43" office:value-type="float" office:value="71119.3021872431" calcext:value-type="float">
            <text:p><text:s/>71,11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9941.49376" calcext:value-type="float">
            <text:p><text:s/>29,941 <text:s/></text:p>
          </table:table-cell>
          <table:table-cell table:style-name="ce43" office:value-type="float" office:value="782195.041083394" calcext:value-type="float">
            <text:p><text:s/>782,1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982322.11111111" calcext:value-type="float">
            <text:p><text:s/>6,982,322 <text:s/></text:p>
          </table:table-cell>
          <table:table-cell table:style-name="ce42" office:value-type="float" office:value="457255.111111111" calcext:value-type="float">
            <text:p><text:s/>457,255 <text:s/></text:p>
          </table:table-cell>
          <table:table-cell table:style-name="ce42" office:value-type="float" office:value="6525067" calcext:value-type="float">
            <text:p><text:s/>6,525,0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6982322.11111111" calcext:value-type="float">
            <text:p><text:s/>6,982,322 <text:s/></text:p>
          </table:table-cell>
          <table:table-cell table:style-name="ce43" office:value-type="float" office:value="457255.111111111" calcext:value-type="float">
            <text:p><text:s/>457,255 <text:s/></text:p>
          </table:table-cell>
          <table:table-cell table:style-name="ce43" office:value-type="float" office:value="6525067" calcext:value-type="float">
            <text:p><text:s/>6,525,06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88404.27491502" calcext:value-type="float">
            <text:p><text:s/>488,404 <text:s/></text:p>
          </table:table-cell>
          <table:table-cell table:style-name="ce42" office:value-type="float" office:value="8747.08" calcext:value-type="float">
            <text:p><text:s/>8,747 <text:s/></text:p>
          </table:table-cell>
          <table:table-cell table:style-name="ce42" office:value-type="float" office:value="479657.19491502" calcext:value-type="float">
            <text:p><text:s/>479,6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87566.528248353" calcext:value-type="float">
            <text:p><text:s/>487,567 <text:s/></text:p>
          </table:table-cell>
          <table:table-cell table:style-name="ce42" office:value-type="float" office:value="7909.33333333333" calcext:value-type="float">
            <text:p><text:s/>7,909 <text:s/></text:p>
          </table:table-cell>
          <table:table-cell table:style-name="ce42" office:value-type="float" office:value="479657.19491502" calcext:value-type="float">
            <text:p><text:s/>479,6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837.746666666667" calcext:value-type="float">
            <text:p><text:s/>8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892677.2582845" calcext:value-type="float">
            <text:p><text:s/>1,892,677 <text:s/></text:p>
          </table:table-cell>
          <table:table-cell table:style-name="ce44" office:value-type="float" office:value="1157057.33391451" calcext:value-type="float">
            <text:p><text:s/>1,157,057 <text:s/></text:p>
          </table:table-cell>
          <table:table-cell table:style-name="ce44" office:value-type="float" office:value="735619.92436999" calcext:value-type="float">
            <text:p><text:s/>735,620 <text:s/></text:p>
          </table:table-cell>
          <table:table-cell table:style-name="ce44" office:value-type="float" office:value="408236.152132029" calcext:value-type="float">
            <text:p><text:s/>408,236 <text:s/></text:p>
          </table:table-cell>
          <table:table-cell table:style-name="ce44" office:value-type="float" office:value="212686.542252757" calcext:value-type="float">
            <text:p><text:s/>212,687 <text:s/></text:p>
          </table:table-cell>
          <table:table-cell table:style-name="ce44" office:value-type="float" office:value="205201.168812757" calcext:value-type="float">
            <text:p><text:s/>205,20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7485.37344" calcext:value-type="float">
            <text:p><text:s/>7,485 <text:s/></text:p>
          </table:table-cell>
          <table:table-cell table:style-name="ce44" office:value-type="float" office:value="195549.609879272" calcext:value-type="float">
            <text:p><text:s/>195,55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888859.48050672" calcext:value-type="float">
            <text:p><text:s/>1,888,859 <text:s/></text:p>
          </table:table-cell>
          <table:table-cell table:style-name="ce44" office:value-type="float" office:value="1153239.55613673" calcext:value-type="float">
            <text:p><text:s/>1,153,240 <text:s/></text:p>
          </table:table-cell>
          <table:table-cell table:style-name="ce44" office:value-type="float" office:value="735619.92436999" calcext:value-type="float">
            <text:p><text:s/>735,620 <text:s/></text:p>
          </table:table-cell>
          <table:table-cell table:style-name="ce44" office:value-type="float" office:value="408236.152132029" calcext:value-type="float">
            <text:p><text:s/>408,236 <text:s/></text:p>
          </table:table-cell>
          <table:table-cell table:style-name="ce44" office:value-type="float" office:value="212686.542252757" calcext:value-type="float">
            <text:p><text:s/>212,687 <text:s/></text:p>
          </table:table-cell>
          <table:table-cell table:style-name="ce44" office:value-type="float" office:value="205201.168812757" calcext:value-type="float">
            <text:p><text:s/>205,20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7485.37344" calcext:value-type="float">
            <text:p><text:s/>7,485 <text:s/></text:p>
          </table:table-cell>
          <table:table-cell table:style-name="ce44" office:value-type="float" office:value="195549.609879272" calcext:value-type="float">
            <text:p><text:s/>195,5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76299.052062274" calcext:value-type="float">
            <text:p><text:s/>976,299 <text:s/></text:p>
          </table:table-cell>
          <table:table-cell table:style-name="ce42" office:value-type="float" office:value="329260.127692284" calcext:value-type="float">
            <text:p><text:s/>329,260 <text:s/></text:p>
          </table:table-cell>
          <table:table-cell table:style-name="ce42" office:value-type="float" office:value="647038.92436999" calcext:value-type="float">
            <text:p><text:s/>647,039 <text:s/></text:p>
          </table:table-cell>
          <table:table-cell table:style-name="ce42" office:value-type="float" office:value="408236.152132029" calcext:value-type="float">
            <text:p><text:s/>408,236 <text:s/></text:p>
          </table:table-cell>
          <table:table-cell table:style-name="ce42" office:value-type="float" office:value="212686.542252757" calcext:value-type="float">
            <text:p><text:s/>212,687 <text:s/></text:p>
          </table:table-cell>
          <table:table-cell table:style-name="ce42" office:value-type="float" office:value="205201.168812757" calcext:value-type="float">
            <text:p><text:s/>205,2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85.37344" calcext:value-type="float">
            <text:p><text:s/>7,485 <text:s/></text:p>
          </table:table-cell>
          <table:table-cell table:style-name="ce42" office:value-type="float" office:value="195549.609879272" calcext:value-type="float">
            <text:p><text:s/>195,5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56" calcext:value-type="float">
            <text:p><text:s/>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9067.2285077689" calcext:value-type="float">
            <text:p><text:s/>29,067 <text:s/></text:p>
          </table:table-cell>
          <table:table-cell table:style-name="ce42" office:value-type="float" office:value="28841.2285077689" calcext:value-type="float">
            <text:p><text:s/>28,841 <text:s/></text:p>
          </table:table-cell>
          <table:table-cell table:style-name="ce42" office:value-type="float" office:value="226" calcext:value-type="float">
            <text:p><text:s/>226 <text:s/></text:p>
          </table:table-cell>
          <table:table-cell table:number-columns-repeated="3" table:style-name="ce42" office:value-type="float" office:value="68581.0070255854" calcext:value-type="float">
            <text:p><text:s/>68,5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1749.1111111111" calcext:value-type="float">
            <text:p><text:s/>31,749 <text:s/></text:p>
          </table:table-cell>
          <table:table-cell table:style-name="ce42" office:value-type="float" office:value="28087.1111111111" calcext:value-type="float">
            <text:p><text:s/>28,087 <text:s/></text:p>
          </table:table-cell>
          <table:table-cell table:style-name="ce42" office:value-type="float" office:value="3662" calcext:value-type="float">
            <text:p><text:s/>3,6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26" calcext:value-type="float">
            <text:p><text:s/>2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6" calcext:value-type="float">
            <text:p><text:s/>2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5239.34362896" calcext:value-type="float">
            <text:p><text:s/>5,239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136620.161787172" calcext:value-type="float">
            <text:p><text:s/>136,6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91878.94036999" calcext:value-type="float">
            <text:p><text:s/>91,8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878.94036999" calcext:value-type="float">
            <text:p><text:s/>91,879 <text:s/></text:p>
          </table:table-cell>
          <table:table-cell table:style-name="ce42" office:value-type="float" office:value="27.986354688" calcext:value-type="float">
            <text:p><text:s/>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.986354688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91878.94036999" calcext:value-type="float">
            <text:p><text:s/>91,8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878.94036999" calcext:value-type="float">
            <text:p><text:s/>91,879 <text:s/></text:p>
          </table:table-cell>
          <table:table-cell table:style-name="ce42" office:value-type="float" office:value="27.986354688" calcext:value-type="float">
            <text:p><text:s/>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.986354688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7.986354688" calcext:value-type="float">
            <text:p>( 2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7.986354688" calcext:value-type="float">
            <text:p>( 2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91878.94036999" calcext:value-type="float">
            <text:p>( 91,87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91878.94036999" calcext:value-type="float">
            <text:p>( 91,87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376.55555555556" calcext:value-type="float">
            <text:p><text:s/>6,377 <text:s/></text:p>
          </table:table-cell>
          <table:table-cell table:style-name="ce42" office:value-type="float" office:value="4939.55555555556" calcext:value-type="float">
            <text:p><text:s/>4,940 <text:s/></text:p>
          </table:table-cell>
          <table:table-cell table:style-name="ce42" office:value-type="float" office:value="1437" calcext:value-type="float">
            <text:p><text:s/>1,4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321" calcext:value-type="float">
            <text:p><text:s/>3,3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21" calcext:value-type="float">
            <text:p><text:s/>3,3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9559.33333333334" calcext:value-type="float">
            <text:p><text:s/>9,559 <text:s/></text:p>
          </table:table-cell>
          <table:table-cell table:style-name="ce46" office:value-type="float" office:value="1477.33333333333" calcext:value-type="float">
            <text:p><text:s/>1,477 <text:s/></text:p>
          </table:table-cell>
          <table:table-cell table:style-name="ce46" office:value-type="float" office:value="8082" calcext:value-type="float">
            <text:p><text:s/>8,08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5547.888888889" calcext:value-type="float">
            <text:p><text:s/>195,548 <text:s/></text:p>
          </table:table-cell>
          <table:table-cell table:style-name="ce42" office:value-type="float" office:value="154096.888888889" calcext:value-type="float">
            <text:p><text:s/>154,097 <text:s/></text:p>
          </table:table-cell>
          <table:table-cell table:style-name="ce42" office:value-type="float" office:value="41451" calcext:value-type="float">
            <text:p><text:s/>41,4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95547.888888889" calcext:value-type="float">
            <text:p><text:s/>195,548 <text:s/></text:p>
          </table:table-cell>
          <table:table-cell table:style-name="ce42" office:value-type="float" office:value="154096.888888889" calcext:value-type="float">
            <text:p><text:s/>154,097 <text:s/></text:p>
          </table:table-cell>
          <table:table-cell table:style-name="ce42" office:value-type="float" office:value="41451" calcext:value-type="float">
            <text:p><text:s/>41,4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58240" calcext:value-type="float">
            <text:p>( 58,24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5079.1111111111" calcext:value-type="float">
            <text:p>( 45,07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06483.666666667" calcext:value-type="float">
            <text:p><text:s/>206,484 <text:s/></text:p>
          </table:table-cell>
          <table:table-cell table:style-name="ce42" office:value-type="float" office:value="10042.6666666667" calcext:value-type="float">
            <text:p><text:s/>10,043 <text:s/></text:p>
          </table:table-cell>
          <table:table-cell table:style-name="ce42" office:value-type="float" office:value="196441" calcext:value-type="float">
            <text:p><text:s/>196,4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01929" calcext:value-type="float">
            <text:p><text:s/>201,929 <text:s/></text:p>
          </table:table-cell>
          <table:table-cell table:style-name="ce42" office:value-type="float" office:value="5488" calcext:value-type="float">
            <text:p><text:s/>5,488 <text:s/></text:p>
          </table:table-cell>
          <table:table-cell table:style-name="ce42" office:value-type="float" office:value="196441" calcext:value-type="float">
            <text:p><text:s/>196,4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4554.66666666667" calcext:value-type="float">
            <text:p><text:s/>4,5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0817.2222222222" calcext:value-type="float">
            <text:p><text:s/>20,817 <text:s/></text:p>
          </table:table-cell>
          <table:table-cell table:style-name="ce42" office:value-type="float" office:value="8990.22222222222" calcext:value-type="float">
            <text:p><text:s/>8,990 <text:s/></text:p>
          </table:table-cell>
          <table:table-cell table:style-name="ce42" office:value-type="float" office:value="11827" calcext:value-type="float">
            <text:p><text:s/>11,8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812.44444444444" calcext:value-type="float">
            <text:p><text:s/>1,81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84444.777777778" calcext:value-type="float">
            <text:p><text:s/>184,445 <text:s/></text:p>
          </table:table-cell>
          <table:table-cell table:style-name="ce42" office:value-type="float" office:value="73241.7777777778" calcext:value-type="float">
            <text:p><text:s/>73,242 <text:s/></text:p>
          </table:table-cell>
          <table:table-cell table:style-name="ce42" office:value-type="float" office:value="111203" calcext:value-type="float">
            <text:p><text:s/>111,2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88993.333333333" calcext:value-type="float">
            <text:p><text:s/>188,993 <text:s/></text:p>
          </table:table-cell>
          <table:table-cell table:style-name="ce42" office:value-type="float" office:value="11709.3333333333" calcext:value-type="float">
            <text:p><text:s/>11,709 <text:s/></text:p>
          </table:table-cell>
          <table:table-cell table:style-name="ce42" office:value-type="float" office:value="177284" calcext:value-type="float">
            <text:p><text:s/>177,2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726.222222222222" calcext:value-type="float">
            <text:p><text:s/>7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-0.016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16" calcext:value-type="float">
            <text:p><text:s/>-0 <text:s/></text:p>
          </table:table-cell>
          <table:table-cell table:style-name="ce42" office:value-type="float" office:value="203006.996964584" calcext:value-type="float">
            <text:p><text:s/>203,007 <text:s/></text:p>
          </table:table-cell>
          <table:table-cell table:style-name="ce42" office:value-type="float" office:value="7485.37344" calcext:value-type="float">
            <text:p><text:s/>7,4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85.37344" calcext:value-type="float">
            <text:p><text:s/>7,485 <text:s/></text:p>
          </table:table-cell>
          <table:table-cell table:style-name="ce42" office:value-type="float" office:value="195521.623524584" calcext:value-type="float">
            <text:p><text:s/>195,5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07079.650666667" calcext:value-type="float">
            <text:p><text:s/>207,080 <text:s/></text:p>
          </table:table-cell>
          <table:table-cell table:style-name="ce42" office:value-type="float" office:value="173129.650666667" calcext:value-type="float">
            <text:p><text:s/>173,130 <text:s/></text:p>
          </table:table-cell>
          <table:table-cell table:style-name="ce42" office:value-type="float" office:value="33950" calcext:value-type="float">
            <text:p><text:s/>33,9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74251.984" calcext:value-type="float">
            <text:p><text:s/>174,252 <text:s/></text:p>
          </table:table-cell>
          <table:table-cell table:style-name="ce42" office:value-type="float" office:value="149574.984" calcext:value-type="float">
            <text:p><text:s/>149,575 <text:s/></text:p>
          </table:table-cell>
          <table:table-cell table:style-name="ce42" office:value-type="float" office:value="24677" calcext:value-type="float">
            <text:p><text:s/>24,6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509.4444444444" calcext:value-type="float">
            <text:p><text:s/>30,509 <text:s/></text:p>
          </table:table-cell>
          <table:table-cell table:style-name="ce42" office:value-type="float" office:value="21300.4444444444" calcext:value-type="float">
            <text:p><text:s/>21,300 <text:s/></text:p>
          </table:table-cell>
          <table:table-cell table:style-name="ce42" office:value-type="float" office:value="9209" calcext:value-type="float">
            <text:p><text:s/>9,2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318.22222222222" calcext:value-type="float">
            <text:p><text:s/>2,318 <text:s/></text:p>
          </table:table-cell>
          <table:table-cell table:style-name="ce43" office:value-type="float" office:value="2254.22222222222" calcext:value-type="float">
            <text:p><text:s/>2,254 <text:s/></text:p>
          </table:table-cell>
          <table:table-cell table:style-name="ce43" office:value-type="float" office:value="64" calcext:value-type="float">
            <text:p><text:s/>6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05480.777777778" calcext:value-type="float">
            <text:p><text:s/>705,481 <text:s/></text:p>
          </table:table-cell>
          <table:table-cell table:style-name="ce44" office:value-type="float" office:value="650849.777777778" calcext:value-type="float">
            <text:p><text:s/>650,850 <text:s/></text:p>
          </table:table-cell>
          <table:table-cell table:style-name="ce44" office:value-type="float" office:value="54631" calcext:value-type="float">
            <text:p><text:s/>54,63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817.77777777778" calcext:value-type="float">
            <text:p><text:s/>3,8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817.77777777778" calcext:value-type="float">
            <text:p><text:s/>3,8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6234208.969726" calcext:value-type="float">
            <text:p><text:s/>26,234,209 <text:s/></text:p>
          </table:table-cell>
          <table:table-cell table:style-name="ce42" office:value-type="float" office:value="699052.283156" calcext:value-type="float">
            <text:p><text:s/>699,052 <text:s/></text:p>
          </table:table-cell>
          <table:table-cell table:style-name="ce42" office:value-type="float" office:value="25535156.68657" calcext:value-type="float">
            <text:p><text:s/>25,535,157 <text:s/></text:p>
          </table:table-cell>
          <table:table-cell table:style-name="ce42" office:value-type="float" office:value="2787701.094876" calcext:value-type="float">
            <text:p><text:s/>2,787,701 <text:s/></text:p>
          </table:table-cell>
          <table:table-cell table:style-name="ce42" office:value-type="float" office:value="410969.347072" calcext:value-type="float">
            <text:p><text:s/>410,969 <text:s/></text:p>
          </table:table-cell>
          <table:table-cell table:style-name="ce42" office:value-type="float" office:value="298374.347072" calcext:value-type="float">
            <text:p><text:s/>298,3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595" calcext:value-type="float">
            <text:p><text:s/>112,595 <text:s/></text:p>
          </table:table-cell>
          <table:table-cell table:style-name="ce42" office:value-type="float" office:value="2376731.747804" calcext:value-type="float">
            <text:p><text:s/>2,376,7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5005152.27" calcext:value-type="float">
            <text:p><text:s/>25,005,1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05152.27" calcext:value-type="float">
            <text:p><text:s/>25,005,1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666692" calcext:value-type="float">
            <text:p><text:s/>666,6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178.381552" calcext:value-type="float">
            <text:p><text:s/>35,1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178.381552" calcext:value-type="float">
            <text:p><text:s/>35,1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62364.699726" calcext:value-type="float">
            <text:p><text:s/>562,365 <text:s/></text:p>
          </table:table-cell>
          <table:table-cell table:style-name="ce42" office:value-type="float" office:value="32360.283156" calcext:value-type="float">
            <text:p><text:s/>32,360 <text:s/></text:p>
          </table:table-cell>
          <table:table-cell table:style-name="ce42" office:value-type="float" office:value="530004.41657" calcext:value-type="float">
            <text:p><text:s/>530,004 <text:s/></text:p>
          </table:table-cell>
          <table:table-cell table:style-name="ce42" office:value-type="float" office:value="2752522.713324" calcext:value-type="float">
            <text:p><text:s/>2,752,523 <text:s/></text:p>
          </table:table-cell>
          <table:table-cell table:style-name="ce42" office:value-type="float" office:value="410969.347072" calcext:value-type="float">
            <text:p><text:s/>410,969 <text:s/></text:p>
          </table:table-cell>
          <table:table-cell table:style-name="ce42" office:value-type="float" office:value="298374.347072" calcext:value-type="float">
            <text:p><text:s/>298,3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595" calcext:value-type="float">
            <text:p><text:s/>112,595 <text:s/></text:p>
          </table:table-cell>
          <table:table-cell table:style-name="ce42" office:value-type="float" office:value="2341553.366252" calcext:value-type="float">
            <text:p><text:s/>2,341,5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481.069604" calcext:value-type="float">
            <text:p><text:s/>48,4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481.069604" calcext:value-type="float">
            <text:p><text:s/>48,48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8481.069604" calcext:value-type="float">
            <text:p><text:s/>48,48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8481.069604" calcext:value-type="float">
            <text:p><text:s/>48,481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5539.437775556" calcext:value-type="float">
            <text:p><text:s/>265,53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3.2533333333333" calcext:value-type="float">
            <text:p><text:s/>33 <text:s/></text:p>
          </table:table-cell>
          <table:table-cell table:style-name="ce41" office:value-type="float" office:value="1517.38390444444" calcext:value-type="float">
            <text:p><text:s/>1,517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452767.8608251" calcext:value-type="float">
            <text:p><text:s/>11,452,7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452767.8608251" calcext:value-type="float">
            <text:p><text:s/>11,452,768 <text:s/></text:p>
          </table:table-cell>
          <table:table-cell table:style-name="ce43" office:value-type="float" office:value="265539.437775556" calcext:value-type="float">
            <text:p><text:s/>265,53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3.2533333333333" calcext:value-type="float">
            <text:p><text:s/>33 <text:s/></text:p>
          </table:table-cell>
          <table:table-cell table:style-name="ce43" office:value-type="float" office:value="1517.38390444444" calcext:value-type="float">
            <text:p><text:s/>1,517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4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E-015" calcext:value-type="float">
            <text:p><text:s/>0 <text:s/></text:p>
          </table:table-cell>
          <table:table-cell table:style-name="ce43" office:value-type="float" office:value="-22337.4296526" calcext:value-type="float">
            <text:p><text:s/>-22,3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452767.8608251" calcext:value-type="float">
            <text:p><text:s/>11,452,768 <text:s/></text:p>
          </table:table-cell>
          <table:table-cell table:style-name="ce42" office:value-type="float" office:value="607704.740817778" calcext:value-type="float">
            <text:p><text:s/>607,7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.2533333333333" calcext:value-type="float">
            <text:p><text:s/>33 <text:s/></text:p>
          </table:table-cell>
          <table:table-cell table:style-name="ce42" office:value-type="float" office:value="1517.38390444444" calcext:value-type="float">
            <text:p><text:s/>1,517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452767.8608251" calcext:value-type="float">
            <text:p><text:s/>11,452,768 <text:s/></text:p>
          </table:table-cell>
          <table:table-cell table:style-name="ce42" office:value-type="float" office:value="607704.740817778" calcext:value-type="float">
            <text:p><text:s/>607,70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2.103731111111" calcext:value-type="float">
            <text:p><text:s/>75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.2533333333333" calcext:value-type="float">
            <text:p><text:s/>33 <text:s/></text:p>
          </table:table-cell>
          <table:table-cell table:style-name="ce42" office:value-type="float" office:value="765.280173333333" calcext:value-type="float">
            <text:p><text:s/>765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2165.303042222" calcext:value-type="float">
            <text:p><text:s/>342,16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99204.9219422" calcext:value-type="float">
            <text:p><text:s/>18,999,2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2165.303042222" calcext:value-type="float">
            <text:p><text:s/>342,16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99204.9219422" calcext:value-type="float">
            <text:p><text:s/>18,999,2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1787.80586" calcext:value-type="float">
            <text:p><text:s/>1,731,7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5.907237777778" calcext:value-type="float">
            <text:p><text:s/>2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86.96040444444" calcext:value-type="float">
            <text:p><text:s/>4,5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2370.73938" calcext:value-type="float">
            <text:p><text:s/>302,3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2603.696475556" calcext:value-type="float">
            <text:p><text:s/>832,6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4436.858891111" calcext:value-type="float">
            <text:p><text:s/>444,4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228.7854911111" calcext:value-type="float">
            <text:p><text:s/>94,2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3304.85798" calcext:value-type="float">
            <text:p><text:s/>53,3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41361.887742222" calcext:value-type="float">
            <text:p><text:s/>841,3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6448392.6579926" calcext:value-type="float">
            <text:p><text:s/>16,448,3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6448392.6579926" calcext:value-type="float">
            <text:p><text:s/>16,448,3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985165.96712371" calcext:value-type="float">
            <text:p><text:s/>8,985,1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239.8154555556" calcext:value-type="float">
            <text:p><text:s/>30,2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7283.287968889" calcext:value-type="float">
            <text:p><text:s/>317,2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9974.827584444" calcext:value-type="float">
            <text:p><text:s/>799,9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996.6508377778" calcext:value-type="float">
            <text:p><text:s/>29,9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282.2751244444" calcext:value-type="float">
            <text:p><text:s/>43,2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2389.738982222" calcext:value-type="float">
            <text:p><text:s/>352,3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926.5030888889" calcext:value-type="float">
            <text:p><text:s/>41,9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16041.13471556" calcext:value-type="float">
            <text:p><text:s/>2,216,0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4429.17388222" calcext:value-type="float">
            <text:p><text:s/>1,184,4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304.5417066667" calcext:value-type="float">
            <text:p>( 13,30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27737.73928444" calcext:value-type="float">
            <text:p>( 1,027,73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9655.418093333" calcext:value-type="float">
            <text:p><text:s/>729,6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2202.342051111" calcext:value-type="float">
            <text:p><text:s/>272,2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9754.2006888889" calcext:value-type="float">
            <text:p><text:s/>29,7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8020.233275556" calcext:value-type="float">
            <text:p><text:s/>238,0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784.5691511111" calcext:value-type="float">
            <text:p><text:s/>81,7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75584.783215556" calcext:value-type="float">
            <text:p><text:s/>375,5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3040.504406667" calcext:value-type="float">
            <text:p><text:s/>393,0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248.629413333" calcext:value-type="float">
            <text:p><text:s/>216,2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6791.874993333" calcext:value-type="float">
            <text:p><text:s/>176,7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2077.3513688889" calcext:value-type="float">
            <text:p>( 32,07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72326.7642533333" calcext:value-type="float">
            <text:p>( 72,32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9011.34250667" calcext:value-type="float">
            <text:p><text:s/>1,259,0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7878.20611556" calcext:value-type="float">
            <text:p><text:s/>1,157,8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133.136391111" calcext:value-type="float">
            <text:p><text:s/>101,1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3677.7564644444" calcext:value-type="float">
            <text:p>( 53,67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3040.745155556" calcext:value-type="float">
            <text:p><text:s/>463,0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32617.249344444" calcext:value-type="float">
            <text:p><text:s/>132,6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0423.19131038" calcext:value-type="float">
            <text:p><text:s/>1,700,4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6545.08043111" calcext:value-type="float">
            <text:p><text:s/>1,046,5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514.769706667" calcext:value-type="float">
            <text:p><text:s/>169,5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494.2790822222" calcext:value-type="float">
            <text:p><text:s/>32,4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076.7264733333" calcext:value-type="float">
            <text:p><text:s/>70,0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789.428" calcext:value-type="float">
            <text:p><text:s/>187,7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633.9117377778" calcext:value-type="float">
            <text:p><text:s/>50,6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348.52412" calcext:value-type="float">
            <text:p><text:s/>45,3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348.52412" calcext:value-type="float">
            <text:p><text:s/>45,3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2277.306717778" calcext:value-type="float">
            <text:p><text:s/>222,2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239.981275556" calcext:value-type="float">
            <text:p><text:s/>122,2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00037.325442222" calcext:value-type="float">
            <text:p><text:s/>100,0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41798.34792889" calcext:value-type="float">
            <text:p><text:s/>3,641,7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2483.365208889" calcext:value-type="float">
            <text:p><text:s/>512,4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8166.642653333" calcext:value-type="float">
            <text:p><text:s/>198,1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616.3104644444" calcext:value-type="float">
            <text:p><text:s/>80,6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774.7303133333" calcext:value-type="float">
            <text:p><text:s/>58,7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825.562388889" calcext:value-type="float">
            <text:p><text:s/>124,8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869.8794555556" calcext:value-type="float">
            <text:p><text:s/>98,8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417.9071288889" calcext:value-type="float">
            <text:p><text:s/>62,4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8475.376366667" calcext:value-type="float">
            <text:p><text:s/>638,4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9226.972871111" calcext:value-type="float">
            <text:p><text:s/>439,2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27941.60107778" calcext:value-type="float">
            <text:p><text:s/>1,427,9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553802.51210222" calcext:value-type="float">
            <text:p><text:s/>3,553,8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9552920.471" calcext:value-type="float">
            <text:p><text:s/>39,552,920 <text:s/></text:p>
          </table:table-cell>
          <table:table-cell table:style-name="ce42" office:value-type="float" office:value="6359700.776" calcext:value-type="float">
            <text:p><text:s/>6,359,7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8" calcext:value-type="float">
            <text:p><text:s/>348 <text:s/></text:p>
          </table:table-cell>
          <table:table-cell table:style-name="ce42" office:value-type="float" office:value="15879.599" calcext:value-type="float">
            <text:p><text:s/>15,8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9552920.471" calcext:value-type="float">
            <text:p><text:s/>39,552,920 <text:s/></text:p>
          </table:table-cell>
          <table:table-cell table:style-name="ce42" office:value-type="float" office:value="6359700.776" calcext:value-type="float">
            <text:p><text:s/>6,359,7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70.853" calcext:value-type="float">
            <text:p><text:s/>7,8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8" calcext:value-type="float">
            <text:p><text:s/>348 <text:s/></text:p>
          </table:table-cell>
          <table:table-cell table:style-name="ce42" office:value-type="float" office:value="8008.746" calcext:value-type="float">
            <text:p><text:s/>8,0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84324" calcext:value-type="float">
            <text:p><text:s/>84,32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498398.88699545" calcext:value-type="float">
            <text:p><text:s/>2,498,399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080360.279403" calcext:value-type="float">
            <text:p><text:s/>109,080,360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46277.46932462" calcext:value-type="float">
            <text:p><text:s/>6,846,277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89551.2" calcext:value-type="float">
            <text:p><text:s/>2,789,551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8306.66666667" calcext:value-type="float">
            <text:p><text:s/>1,948,307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818276.022917287" calcext:value-type="float">
            <text:p><text:s/>-818,276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4324" calcext:value-type="float">
            <text:p><text:s/>84,32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0812899.853325" calcext:value-type="float">
            <text:p><text:s/>100,812,900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60615.66455" calcext:value-type="float">
            <text:p><text:s/>11,960,616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33" calcext:value-type="float">
            <text:p><text:s/>0 <text:s/></text:p>
          </table:table-cell>
          <table:table-cell table:style-name="ce43" office:value-type="float" office:value="196386.123413854" calcext:value-type="float">
            <text:p><text:s/>196,386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868014.371563" calcext:value-type="float">
            <text:p><text:s/>101,868,014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93776.49666667" calcext:value-type="float">
            <text:p><text:s/>4,493,776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07351.78597778" calcext:value-type="float">
            <text:p><text:s/>4,007,352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916068.8147083" calcext:value-type="float">
            <text:p><text:s/>45,916,069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302435.6840341" calcext:value-type="float">
            <text:p><text:s/>39,302,436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8.533506666667" calcext:value-type="float">
            <text:p><text:s/>799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9086.140222222" calcext:value-type="float">
            <text:p><text:s/>339,086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808496.91644711" calcext:value-type="float">
            <text:p><text:s/>7,808,497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33.2786666667" calcext:value-type="float">
            <text:p><text:s/>28,233 <text:s/></text:p>
          </table:table-cell>
          <table:table-cell table:style-name="ce42" office:value-type="float" office:value="82580533.7853833" calcext:value-type="float">
            <text:p><text:s/>82,580,534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33.2786666667" calcext:value-type="float">
            <text:p><text:s/>28,233 <text:s/></text:p>
          </table:table-cell>
          <table:table-cell table:style-name="ce42" office:value-type="float" office:value="72218359.8713922" calcext:value-type="float">
            <text:p><text:s/>72,218,360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362173.9139911" calcext:value-type="float">
            <text:p><text:s/>10,362,174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87012.78784571" calcext:value-type="float">
            <text:p><text:s/>5,387,013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7.907237777778" calcext:value-type="float">
            <text:p><text:s/>928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868.621666667" calcext:value-type="float">
            <text:p><text:s/>441,869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1188.357333333" calcext:value-type="float">
            <text:p><text:s/>491,188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98.57151555556" calcext:value-type="float">
            <text:p><text:s/>4,599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19568.71570793" calcext:value-type="float">
            <text:p><text:s/>3,019,569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5339.443142222" calcext:value-type="float">
            <text:p><text:s/>835,339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436.858891111" calcext:value-type="float">
            <text:p><text:s/>444,437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228.7854911111" calcext:value-type="float">
            <text:p><text:s/>94,229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4855.52686" calcext:value-type="float">
            <text:p><text:s/>54,856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47358.561642222" calcext:value-type="float">
            <text:p><text:s/>847,359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4324" calcext:value-type="float">
            <text:p><text:s/>84,324 <text:s/></text:p>
          </table:table-cell>
          <table:table-cell table:style-name="ce44" office:value-type="float" office:value="28233.2786666667" calcext:value-type="float">
            <text:p><text:s/>28,233 <text:s/></text:p>
          </table:table-cell>
          <table:table-cell table:style-name="ce44" office:value-type="float" office:value="63134046.1296935" calcext:value-type="float">
            <text:p><text:s/>63,134,046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4324" calcext:value-type="float">
            <text:p><text:s/>84,324 <text:s/></text:p>
          </table:table-cell>
          <table:table-cell table:style-name="ce44" office:value-type="float" office:value="28233.2786666667" calcext:value-type="float">
            <text:p><text:s/>28,233 <text:s/></text:p>
          </table:table-cell>
          <table:table-cell table:style-name="ce44" office:value-type="float" office:value="48205076.199063" calcext:value-type="float">
            <text:p><text:s/>48,205,076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33.2786666667" calcext:value-type="float">
            <text:p><text:s/>28,233 <text:s/></text:p>
          </table:table-cell>
          <table:table-cell table:style-name="ce42" office:value-type="float" office:value="23327349.9521769" calcext:value-type="float">
            <text:p><text:s/>23,327,350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164.0322888889" calcext:value-type="float">
            <text:p><text:s/>73,164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22.1857777778" calcext:value-type="float">
            <text:p><text:s/>18,822 <text:s/></text:p>
          </table:table-cell>
          <table:table-cell table:style-name="ce42" office:value-type="float" office:value="819716.197067632" calcext:value-type="float">
            <text:p><text:s/>819,716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11.09288888889" calcext:value-type="float">
            <text:p><text:s/>9,411 <text:s/></text:p>
          </table:table-cell>
          <table:table-cell table:style-name="ce42" office:value-type="float" office:value="2080750.28315033" calcext:value-type="float">
            <text:p><text:s/>2,080,750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588.5787877778" calcext:value-type="float">
            <text:p><text:s/>57,589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742.5348977778" calcext:value-type="float">
            <text:p><text:s/>48,743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0014.12521139" calcext:value-type="float">
            <text:p><text:s/>1,170,014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266.2145688889" calcext:value-type="float">
            <text:p><text:s/>50,266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34911.06488323" calcext:value-type="float">
            <text:p><text:s/>6,734,911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09647.47855551" calcext:value-type="float">
            <text:p><text:s/>4,309,647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35737.080179909" calcext:value-type="float">
            <text:p>( 935,737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230523.50548449" calcext:value-type="float">
            <text:p>( 3,230,524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8669.77771255" calcext:value-type="float">
            <text:p><text:s/>1,178,670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5589.058462948" calcext:value-type="float">
            <text:p><text:s/>855,589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91004.750152222" calcext:value-type="float">
            <text:p><text:s/>391,005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3901.348451111" calcext:value-type="float">
            <text:p><text:s/>533,901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126.396444444" calcext:value-type="float">
            <text:p><text:s/>128,126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99173.094112222" calcext:value-type="float">
            <text:p><text:s/>499,173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07962.29925778" calcext:value-type="float">
            <text:p><text:s/>2,907,962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2590.25720889" calcext:value-type="float">
            <text:p><text:s/>2,002,590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5372.042048889" calcext:value-type="float">
            <text:p><text:s/>905,372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1045.814434444" calcext:value-type="float">
            <text:p>( 131,046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25063.371877778" calcext:value-type="float">
            <text:p>( 125,063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45664.84079" calcext:value-type="float">
            <text:p><text:s/>3,545,665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20321.95443111" calcext:value-type="float">
            <text:p><text:s/>3,320,322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342.886358889" calcext:value-type="float">
            <text:p><text:s/>225,343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2906.5847644444" calcext:value-type="float">
            <text:p>( 82,907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5516.897997778" calcext:value-type="float">
            <text:p><text:s/>595,517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11608.461535556" calcext:value-type="float">
            <text:p><text:s/>311,608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5940.10392269" calcext:value-type="float">
            <text:p><text:s/>2,285,940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6545.08043111" calcext:value-type="float">
            <text:p><text:s/>1,046,545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0419.562655556" calcext:value-type="float">
            <text:p><text:s/>470,420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494.2790822222" calcext:value-type="float">
            <text:p><text:s/>32,494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5066.132195556" calcext:value-type="float">
            <text:p><text:s/>385,066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1773.136868292" calcext:value-type="float">
            <text:p><text:s/>391,773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433.051634444" calcext:value-type="float">
            <text:p><text:s/>199,433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117.31637333333" calcext:value-type="float">
            <text:p><text:s/>5,117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60742.2714494" calcext:value-type="float">
            <text:p><text:s/>12,960,742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422.444444444" calcext:value-type="float">
            <text:p><text:s/>280,422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69409.0362183" calcext:value-type="float">
            <text:p><text:s/>12,169,409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299.9907866667" calcext:value-type="float">
            <text:p><text:s/>87,300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3610.8" calcext:value-type="float">
            <text:p><text:s/>423,611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1513.85932444" calcext:value-type="float">
            <text:p><text:s/>1,101,514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951.600548889" calcext:value-type="float">
            <text:p><text:s/>124,952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76562.258775556" calcext:value-type="float">
            <text:p><text:s/>976,562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529.72" calcext:value-type="float">
            <text:p><text:s/>2,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53830.76610222" calcext:value-type="float">
            <text:p><text:s/>4,953,831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2483.365208889" calcext:value-type="float">
            <text:p><text:s/>512,483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6641.520245556" calcext:value-type="float">
            <text:p><text:s/>776,642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080.3549088889" calcext:value-type="float">
            <text:p><text:s/>89,080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421.3441866667" calcext:value-type="float">
            <text:p><text:s/>67,421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915.162388889" calcext:value-type="float">
            <text:p><text:s/>136,915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750.479455556" calcext:value-type="float">
            <text:p><text:s/>106,750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417.9071288889" calcext:value-type="float">
            <text:p><text:s/>62,418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8475.376366667" calcext:value-type="float">
            <text:p><text:s/>638,475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529.72" calcext:value-type="float">
            <text:p><text:s/>2,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6010.98176" calcext:value-type="float">
            <text:p><text:s/>956,011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07634.27445222" calcext:value-type="float">
            <text:p><text:s/>1,607,634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1794.28" calcext:value-type="float">
            <text:p><text:s/>81,79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861639.35001" calcext:value-type="float">
            <text:p><text:s/>5,861,639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28969.9306305" calcext:value-type="float">
            <text:p><text:s/>14,928,970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28969.9306305" calcext:value-type="float">
            <text:p><text:s/>14,928,970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341749.0624933" calcext:value-type="float">
            <text:p>( 11,341,749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828904.81397" calcext:value-type="float">
            <text:p><text:s/>198,828,905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160820.068" calcext:value-type="float">
            <text:p><text:s/>164,160,820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56.746" calcext:value-type="float">
            <text:p><text:s/>8,357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3166.999997" calcext:value-type="float">
            <text:p><text:s/>1,343,167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316560.999973" calcext:value-type="float">
            <text:p><text:s/>33,316,561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002" calcext:value-type="float">
            <text:p><text:s/>337,002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37002" calcext:value-type="float">
            <text:p><text:s/>337,002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